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39c618d" officeooo:paragraph-rsid="04395802" style:font-style-asian="normal" style:font-style-complex="normal"/>
    </style:style>
    <style:style style:name="P17" style:family="paragraph" style:parent-style-name="Text_20_body">
      <style:text-properties officeooo:rsid="036742e5" officeooo:paragraph-rsid="036742e5"/>
    </style:style>
    <style:style style:name="P18" style:family="paragraph" style:parent-style-name="Text_20_body">
      <style:text-properties officeooo:rsid="03ab3f00" officeooo:paragraph-rsid="03ab3f00"/>
    </style:style>
    <style:style style:name="P19" style:family="paragraph" style:parent-style-name="Text_20_body">
      <style:text-properties officeooo:rsid="03657a1c" officeooo:paragraph-rsid="03657a1c"/>
    </style:style>
    <style:style style:name="P20" style:family="paragraph" style:parent-style-name="Text_20_body">
      <style:text-properties officeooo:rsid="02085db8" officeooo:paragraph-rsid="0467166a"/>
    </style:style>
    <style:style style:name="P21" style:family="paragraph" style:parent-style-name="Text_20_body">
      <style:text-properties officeooo:rsid="0383a956" officeooo:paragraph-rsid="0382a284"/>
    </style:style>
    <style:style style:name="P22" style:family="paragraph" style:parent-style-name="Text_20_body">
      <style:text-properties officeooo:rsid="0383a956" officeooo:paragraph-rsid="04d154ea"/>
    </style:style>
    <style:style style:name="P23" style:family="paragraph" style:parent-style-name="Text_20_body">
      <style:text-properties officeooo:rsid="0383a956" officeooo:paragraph-rsid="04e5ae8c"/>
    </style:style>
    <style:style style:name="P24" style:family="paragraph" style:parent-style-name="Text_20_body">
      <style:text-properties officeooo:rsid="0383a956" officeooo:paragraph-rsid="04ea9696"/>
    </style:style>
    <style:style style:name="P25" style:family="paragraph" style:parent-style-name="Text_20_body">
      <style:text-properties officeooo:rsid="0383a956" officeooo:paragraph-rsid="04f45378"/>
    </style:style>
    <style:style style:name="P26" style:family="paragraph" style:parent-style-name="Text_20_body">
      <style:text-properties officeooo:rsid="0383a956" officeooo:paragraph-rsid="04f788f4"/>
    </style:style>
    <style:style style:name="P27" style:family="paragraph" style:parent-style-name="Text_20_body">
      <style:text-properties officeooo:rsid="0383a956" officeooo:paragraph-rsid="0500c219"/>
    </style:style>
    <style:style style:name="P28" style:family="paragraph" style:parent-style-name="Text_20_body">
      <style:text-properties officeooo:rsid="0383a956" officeooo:paragraph-rsid="0503b664"/>
    </style:style>
    <style:style style:name="P29" style:family="paragraph" style:parent-style-name="Text_20_body">
      <style:text-properties officeooo:paragraph-rsid="04d4d527"/>
    </style:style>
    <style:style style:name="P30" style:family="paragraph" style:parent-style-name="Text_20_body">
      <style:text-properties officeooo:rsid="05118ffa" officeooo:paragraph-rsid="04d4d527"/>
    </style:style>
    <style:style style:name="P31" style:family="paragraph" style:parent-style-name="Text_20_body">
      <style:text-properties officeooo:rsid="009f7541" officeooo:paragraph-rsid="04d4d527"/>
    </style:style>
    <style:style style:name="P32" style:family="paragraph" style:parent-style-name="Text_20_body">
      <style:text-properties officeooo:rsid="0078ca9c" officeooo:paragraph-rsid="04d4d527"/>
    </style:style>
    <style:style style:name="P33" style:family="paragraph" style:parent-style-name="Text_20_body">
      <style:text-properties officeooo:rsid="01dc8f75" officeooo:paragraph-rsid="04d53a08"/>
    </style:style>
    <style:style style:name="P34" style:family="paragraph" style:parent-style-name="Text_20_body">
      <style:text-properties officeooo:rsid="01112f24" officeooo:paragraph-rsid="04d53a08"/>
    </style:style>
    <style:style style:name="P35" style:family="paragraph" style:parent-style-name="Text_20_body">
      <style:text-properties officeooo:rsid="031f4bed" officeooo:paragraph-rsid="04d53a08"/>
    </style:style>
    <style:style style:name="P36" style:family="paragraph" style:parent-style-name="Text_20_body">
      <style:text-properties officeooo:paragraph-rsid="04d53a08"/>
    </style:style>
    <style:style style:name="P37" style:family="paragraph" style:parent-style-name="Footnote">
      <style:text-properties officeooo:rsid="00cd182e" officeooo:paragraph-rsid="00cd182e"/>
    </style:style>
    <style:style style:name="P38" style:family="paragraph" style:parent-style-name="Footnote">
      <style:text-properties officeooo:rsid="02085db8" officeooo:paragraph-rsid="02085db8"/>
    </style:style>
    <style:style style:name="P39" style:family="paragraph" style:parent-style-name="Footnote">
      <style:text-properties officeooo:rsid="03657a1c" officeooo:paragraph-rsid="03657a1c"/>
    </style:style>
    <style:style style:name="P40" style:family="paragraph" style:parent-style-name="Footnote">
      <style:text-properties officeooo:rsid="036742e5" officeooo:paragraph-rsid="036742e5"/>
    </style:style>
    <style:style style:name="P41" style:family="paragraph" style:parent-style-name="Footnote">
      <style:text-properties officeooo:rsid="03ab3f00" officeooo:paragraph-rsid="03ab3f00"/>
    </style:style>
    <style:style style:name="P42" style:family="paragraph" style:parent-style-name="Author_20_Bio">
      <style:text-properties officeooo:rsid="022622bf" officeooo:paragraph-rsid="022622bf"/>
    </style:style>
    <style:style style:name="P43" style:family="paragraph" style:parent-style-name="Author_20_Bio">
      <style:text-properties officeooo:rsid="03693d3b" officeooo:paragraph-rsid="03693d3b"/>
    </style:style>
    <style:style style:name="P44" style:family="paragraph" style:parent-style-name="Author_20_Bio">
      <style:text-properties officeooo:rsid="03ab3f00" officeooo:paragraph-rsid="03ab3f00"/>
    </style:style>
    <style:style style:name="P45" style:family="paragraph" style:parent-style-name="Author_20_Bio">
      <style:text-properties officeooo:rsid="0403290d" officeooo:paragraph-rsid="0403290d"/>
    </style:style>
    <style:style style:name="P46" style:family="paragraph" style:parent-style-name="Author_20_Bio">
      <style:paragraph-properties fo:text-align="center" style:justify-single-word="false"/>
    </style:style>
    <style:style style:name="P47" style:family="paragraph" style:parent-style-name="Author_20_Bio">
      <style:text-properties fo:font-style="normal" officeooo:rsid="04c7c8d1" officeooo:paragraph-rsid="04cb54e9" style:font-style-asian="normal" style:font-style-complex="normal"/>
    </style:style>
    <style:style style:name="P48" style:family="paragraph" style:parent-style-name="Author_20_Bio">
      <style:text-properties fo:font-style="normal" officeooo:paragraph-rsid="04cb54e9" style:font-style-asian="normal" style:font-style-complex="normal"/>
    </style:style>
    <style:style style:name="P49" style:family="paragraph" style:parent-style-name="Author_20_Bio">
      <style:text-properties fo:font-style="italic" officeooo:rsid="0529d121" officeooo:paragraph-rsid="04cb54e9" style:font-style-asian="italic" style:font-style-complex="italic"/>
    </style:style>
    <style:style style:name="P50" style:family="paragraph" style:parent-style-name="Author_20_Bio">
      <style:text-properties officeooo:paragraph-rsid="04cb54e9"/>
    </style:style>
    <style:style style:name="P51" style:family="paragraph" style:parent-style-name="Author_20_Bio">
      <style:text-properties officeooo:rsid="0383a956" officeooo:paragraph-rsid="0383a956"/>
    </style:style>
    <style:style style:name="P52" style:family="paragraph" style:parent-style-name="Author_20_Bio">
      <style:text-properties officeooo:rsid="0383a956" officeooo:paragraph-rsid="04d154ea"/>
    </style:style>
    <style:style style:name="P53" style:family="paragraph" style:parent-style-name="Author_20_Bio">
      <style:text-properties officeooo:rsid="0383a956" officeooo:paragraph-rsid="04e5ae8c"/>
    </style:style>
    <style:style style:name="P54" style:family="paragraph" style:parent-style-name="Author_20_Bio">
      <style:text-properties officeooo:rsid="0383a956" officeooo:paragraph-rsid="04ea9696"/>
    </style:style>
    <style:style style:name="P55" style:family="paragraph" style:parent-style-name="Author_20_Bio">
      <style:text-properties officeooo:rsid="0383a956" officeooo:paragraph-rsid="04f45378"/>
    </style:style>
    <style:style style:name="P56" style:family="paragraph" style:parent-style-name="Author_20_Bio">
      <style:text-properties officeooo:rsid="0383a956" officeooo:paragraph-rsid="04f788f4"/>
    </style:style>
    <style:style style:name="P57" style:family="paragraph" style:parent-style-name="Author_20_Bio">
      <style:text-properties officeooo:rsid="0383a956" officeooo:paragraph-rsid="0500c219"/>
    </style:style>
    <style:style style:name="P58" style:family="paragraph" style:parent-style-name="Author_20_Bio">
      <style:text-properties officeooo:rsid="0383a956" officeooo:paragraph-rsid="0503b664"/>
    </style:style>
    <style:style style:name="P59" style:family="paragraph" style:parent-style-name="Author_20_Bio">
      <style:text-properties officeooo:rsid="032c322a" officeooo:paragraph-rsid="04d4d527"/>
    </style:style>
    <style:style style:name="P60" style:family="paragraph" style:parent-style-name="Author_20_Bio">
      <style:paragraph-properties fo:text-align="end" style:justify-single-word="false"/>
      <style:text-properties officeooo:paragraph-rsid="04d53a08"/>
    </style:style>
    <style:style style:name="P61" style:family="paragraph" style:parent-style-name="Text_20_body">
      <style:paragraph-properties fo:text-align="start" style:justify-single-word="false" style:writing-mode="page"/>
    </style:style>
    <style:style style:name="P62" style:family="paragraph" style:parent-style-name="Text_20_body">
      <style:paragraph-properties fo:text-align="start" style:justify-single-word="false" style:writing-mode="page"/>
      <style:text-properties officeooo:rsid="04e14992" officeooo:paragraph-rsid="04e14992"/>
    </style:style>
    <style:style style:name="P63" style:family="paragraph" style:parent-style-name="Text_20_body">
      <style:paragraph-properties fo:text-align="start" style:justify-single-word="false" style:writing-mode="page"/>
      <style:text-properties officeooo:rsid="04f9166f" officeooo:paragraph-rsid="04f9166f"/>
    </style:style>
    <style:style style:name="P64" style:family="paragraph" style:parent-style-name="Text_20_body">
      <style:paragraph-properties fo:text-align="start" style:justify-single-word="false" style:writing-mode="page"/>
      <style:text-properties officeooo:rsid="04ffc269" officeooo:paragraph-rsid="04ffc269"/>
    </style:style>
    <style:style style:name="P65" style:family="paragraph" style:parent-style-name="Text_20_body">
      <style:paragraph-properties fo:text-align="start" style:justify-single-word="false" style:writing-mode="page"/>
      <style:text-properties officeooo:rsid="05033305" officeooo:paragraph-rsid="05033305"/>
    </style:style>
    <style:style style:name="P66" style:family="paragraph" style:parent-style-name="Text_20_body">
      <style:paragraph-properties fo:text-align="start" style:justify-single-word="false" style:writing-mode="page"/>
      <style:text-properties officeooo:rsid="04faa85d" officeooo:paragraph-rsid="04faa85d"/>
    </style:style>
    <style:style style:name="P67" style:family="paragraph" style:parent-style-name="Standard">
      <style:paragraph-properties fo:text-align="center" style:justify-single-word="false"/>
    </style:style>
    <style:style style:name="P68" style:family="paragraph" style:parent-style-name="Front_20_Heading_20_1">
      <style:text-properties officeooo:paragraph-rsid="02132a17"/>
    </style:style>
    <style:style style:name="P69" style:family="paragraph" style:parent-style-name="First_20_Paragraph">
      <style:text-properties officeooo:rsid="03657a1c" officeooo:paragraph-rsid="03657a1c"/>
    </style:style>
    <style:style style:name="P70" style:family="paragraph" style:parent-style-name="First_20_Paragraph">
      <style:text-properties officeooo:rsid="0399cdc9" officeooo:paragraph-rsid="0399cdc9"/>
    </style:style>
    <style:style style:name="P71" style:family="paragraph" style:parent-style-name="First_20_Paragraph">
      <style:text-properties officeooo:rsid="03ab3f00" officeooo:paragraph-rsid="03ab3f00"/>
    </style:style>
    <style:style style:name="P72" style:family="paragraph" style:parent-style-name="First_20_Paragraph">
      <style:text-properties officeooo:rsid="0382a284" officeooo:paragraph-rsid="04395802"/>
    </style:style>
    <style:style style:name="P73" style:family="paragraph" style:parent-style-name="First_20_Paragraph">
      <style:text-properties officeooo:rsid="0382a284" officeooo:paragraph-rsid="04d154ea"/>
    </style:style>
    <style:style style:name="P74" style:family="paragraph" style:parent-style-name="First_20_Paragraph">
      <style:text-properties officeooo:rsid="0382a284" officeooo:paragraph-rsid="04e5ae8c"/>
    </style:style>
    <style:style style:name="P75" style:family="paragraph" style:parent-style-name="First_20_Paragraph">
      <style:text-properties officeooo:rsid="0382a284" officeooo:paragraph-rsid="04ea9696"/>
    </style:style>
    <style:style style:name="P76" style:family="paragraph" style:parent-style-name="First_20_Paragraph">
      <style:text-properties officeooo:rsid="0382a284" officeooo:paragraph-rsid="04f45378"/>
    </style:style>
    <style:style style:name="P77" style:family="paragraph" style:parent-style-name="First_20_Paragraph">
      <style:text-properties officeooo:rsid="0382a284" officeooo:paragraph-rsid="04f788f4"/>
    </style:style>
    <style:style style:name="P78" style:family="paragraph" style:parent-style-name="First_20_Paragraph">
      <style:text-properties officeooo:rsid="0382a284" officeooo:paragraph-rsid="0500c219"/>
    </style:style>
    <style:style style:name="P79" style:family="paragraph" style:parent-style-name="First_20_Paragraph">
      <style:text-properties officeooo:rsid="0382a284" officeooo:paragraph-rsid="0503b664"/>
    </style:style>
    <style:style style:name="P80" style:family="paragraph" style:parent-style-name="First_20_Paragraph">
      <style:text-properties officeooo:rsid="04742538" officeooo:paragraph-rsid="04742538"/>
    </style:style>
    <style:style style:name="P81" style:family="paragraph" style:parent-style-name="First_20_Paragraph">
      <style:text-properties officeooo:paragraph-rsid="04d4d527"/>
    </style:style>
    <style:style style:name="P82" style:family="paragraph" style:parent-style-name="Byline">
      <style:text-properties officeooo:rsid="03657a1c" officeooo:paragraph-rsid="03657a1c"/>
    </style:style>
    <style:style style:name="P83" style:family="paragraph" style:parent-style-name="Byline">
      <style:text-properties officeooo:rsid="03ab3f00" officeooo:paragraph-rsid="03ab3f00"/>
    </style:style>
    <style:style style:name="P84" style:family="paragraph" style:parent-style-name="Byline">
      <style:text-properties officeooo:rsid="04cb54e9" officeooo:paragraph-rsid="04cb54e9"/>
    </style:style>
    <style:style style:name="P85" style:family="paragraph" style:parent-style-name="Byline">
      <style:text-properties officeooo:rsid="04cc89ac" officeooo:paragraph-rsid="04cc89ac"/>
    </style:style>
    <style:style style:name="P86" style:family="paragraph" style:parent-style-name="Byline">
      <style:text-properties officeooo:rsid="04cc89ac" officeooo:paragraph-rsid="04d154ea"/>
    </style:style>
    <style:style style:name="P87" style:family="paragraph" style:parent-style-name="Byline">
      <style:text-properties officeooo:rsid="04cc89ac" officeooo:paragraph-rsid="04e5ae8c"/>
    </style:style>
    <style:style style:name="P88" style:family="paragraph" style:parent-style-name="Byline">
      <style:text-properties officeooo:rsid="04cc89ac" officeooo:paragraph-rsid="04ea9696"/>
    </style:style>
    <style:style style:name="P89" style:family="paragraph" style:parent-style-name="Byline">
      <style:text-properties officeooo:rsid="04cc89ac" officeooo:paragraph-rsid="04f45378"/>
    </style:style>
    <style:style style:name="P90" style:family="paragraph" style:parent-style-name="Byline">
      <style:text-properties officeooo:rsid="04cc89ac" officeooo:paragraph-rsid="0500c219"/>
    </style:style>
    <style:style style:name="P91" style:family="paragraph" style:parent-style-name="Byline">
      <style:text-properties officeooo:rsid="04cc89ac" officeooo:paragraph-rsid="0503b664"/>
    </style:style>
    <style:style style:name="P92" style:family="paragraph" style:parent-style-name="Byline">
      <style:text-properties officeooo:rsid="04cda9f6" officeooo:paragraph-rsid="04d4d527"/>
    </style:style>
    <style:style style:name="P93" style:family="paragraph" style:parent-style-name="Byline">
      <style:text-properties officeooo:paragraph-rsid="04d53a08"/>
    </style:style>
    <style:style style:name="P94" style:family="paragraph" style:parent-style-name="Byline">
      <style:text-properties officeooo:rsid="04ea9696" officeooo:paragraph-rsid="04ea9696"/>
    </style:style>
    <style:style style:name="P95" style:family="paragraph" style:parent-style-name="Byline">
      <style:text-properties officeooo:rsid="04f45378" officeooo:paragraph-rsid="04f45378"/>
    </style:style>
    <style:style style:name="P96" style:family="paragraph" style:parent-style-name="Byline">
      <style:text-properties officeooo:rsid="0500c219" officeooo:paragraph-rsid="0500c219"/>
    </style:style>
    <style:style style:name="P97" style:family="paragraph" style:parent-style-name="Callout">
      <style:text-properties officeooo:paragraph-rsid="03657a1c"/>
    </style:style>
    <style:style style:name="P98" style:family="paragraph" style:parent-style-name="Callout">
      <style:text-properties officeooo:paragraph-rsid="03ab3f00"/>
    </style:style>
    <style:style style:name="P99" style:family="paragraph" style:parent-style-name="Callout">
      <style:text-properties officeooo:paragraph-rsid="04d4d527"/>
    </style:style>
    <style:style style:name="P100" style:family="paragraph" style:parent-style-name="Table_20_Contents">
      <style:text-properties fo:font-weight="bold" officeooo:rsid="03658744" officeooo:paragraph-rsid="03658744" style:font-weight-asian="bold" style:font-weight-complex="bold"/>
    </style:style>
    <style:style style:name="P101" style:family="paragraph" style:parent-style-name="Table_20_Contents">
      <style:text-properties officeooo:rsid="04a337ba" officeooo:paragraph-rsid="04cb54e9"/>
    </style:style>
    <style:style style:name="P102" style:family="paragraph" style:parent-style-name="Table_20_Contents">
      <style:text-properties officeooo:rsid="04e00495" officeooo:paragraph-rsid="04e00495"/>
    </style:style>
    <style:style style:name="P103" style:family="paragraph" style:parent-style-name="Table_20_Contents">
      <style:text-properties officeooo:rsid="04faa85d" officeooo:paragraph-rsid="04faa85d"/>
    </style:style>
    <style:style style:name="P104" style:family="paragraph" style:parent-style-name="Front_20_Subtitle">
      <style:text-properties officeooo:rsid="04c98c66" officeooo:paragraph-rsid="04c98c66"/>
    </style:style>
    <style:style style:name="P105" style:family="paragraph" style:parent-style-name="Front_20_Subtitle">
      <style:text-properties officeooo:rsid="05118ffa" officeooo:paragraph-rsid="04cb54e9"/>
    </style:style>
    <style:style style:name="P106" style:family="paragraph" style:parent-style-name="Front_20_Subtitle">
      <style:text-properties officeooo:paragraph-rsid="04cb54e9"/>
    </style:style>
    <style:style style:name="P107" style:family="paragraph" style:parent-style-name="Heading_20_3">
      <style:text-properties officeooo:paragraph-rsid="04d4d527"/>
    </style:style>
    <style:style style:name="P108" style:family="paragraph" style:parent-style-name="Heading_20_3">
      <style:text-properties officeooo:rsid="03657a1c" officeooo:paragraph-rsid="03657a1c"/>
    </style:style>
    <style:style style:name="P109" style:family="paragraph" style:parent-style-name="Heading_20_3">
      <style:text-properties officeooo:rsid="03658744" officeooo:paragraph-rsid="03658744"/>
    </style:style>
    <style:style style:name="P110" style:family="paragraph" style:parent-style-name="Heading_20_3">
      <style:text-properties officeooo:rsid="03ab3f00" officeooo:paragraph-rsid="03ab3f00"/>
    </style:style>
    <style:style style:name="P111" style:family="paragraph" style:parent-style-name="Heading_20_3">
      <style:text-properties officeooo:paragraph-rsid="04d53a08"/>
    </style:style>
    <style:style style:name="P112" style:family="paragraph" style:parent-style-name="Heading_20_3">
      <style:text-properties officeooo:rsid="01112f24" officeooo:paragraph-rsid="04d53a08"/>
    </style:style>
    <style:style style:name="P113" style:family="paragraph" style:parent-style-name="Heading_20_3">
      <style:text-properties officeooo:rsid="05849ab2" officeooo:paragraph-rsid="04d4d527"/>
    </style:style>
    <style:style style:name="P114" style:family="paragraph" style:parent-style-name="Heading_20_3">
      <style:text-properties officeooo:rsid="00943c5f" officeooo:paragraph-rsid="04d4d527"/>
    </style:style>
    <style:style style:name="P115" style:family="paragraph" style:parent-style-name="Heading_20_3">
      <style:text-properties officeooo:rsid="00e01f40" officeooo:paragraph-rsid="04d4d527"/>
    </style:style>
    <style:style style:name="P116" style:family="paragraph" style:parent-style-name="Heading_20_3" style:master-page-name="Activity_20_Page">
      <style:paragraph-properties style:page-number="auto"/>
      <style:text-properties officeooo:paragraph-rsid="04d0d227"/>
    </style:style>
    <style:style style:name="P117" style:family="paragraph" style:parent-style-name="Heading_20_3" style:master-page-name="Activity_20_Page">
      <style:paragraph-properties style:page-number="auto"/>
      <style:text-properties officeooo:paragraph-rsid="04e5ae8c"/>
    </style:style>
    <style:style style:name="P118" style:family="paragraph" style:parent-style-name="Heading_20_3" style:master-page-name="Activity_20_Page">
      <style:paragraph-properties style:page-number="auto"/>
      <style:text-properties officeooo:paragraph-rsid="04ea9696"/>
    </style:style>
    <style:style style:name="P119" style:family="paragraph" style:parent-style-name="Heading_20_3" style:master-page-name="Activity_20_Page">
      <style:paragraph-properties style:page-number="auto"/>
      <style:text-properties officeooo:paragraph-rsid="04f788f4"/>
    </style:style>
    <style:style style:name="P120" style:family="paragraph" style:parent-style-name="Heading_20_3" style:master-page-name="Activity_20_Page">
      <style:paragraph-properties style:page-number="auto"/>
      <style:text-properties officeooo:paragraph-rsid="04fe896c"/>
    </style:style>
    <style:style style:name="P121" style:family="paragraph" style:parent-style-name="Heading_20_3" style:master-page-name="Activity_20_Page">
      <style:paragraph-properties style:page-number="auto"/>
      <style:text-properties officeooo:paragraph-rsid="0500c219"/>
    </style:style>
    <style:style style:name="P122" style:family="paragraph" style:parent-style-name="Heading_20_3" style:master-page-name="Activity_20_Page">
      <style:paragraph-properties style:page-number="auto"/>
      <style:text-properties officeooo:paragraph-rsid="0503b664"/>
    </style:style>
    <style:style style:name="P123" style:family="paragraph" style:parent-style-name="Heading_20_3" style:master-page-name="Activity_20_Page">
      <style:paragraph-properties style:page-number="auto"/>
      <style:text-properties officeooo:paragraph-rsid="04d154ea"/>
    </style:style>
    <style:style style:name="P124" style:family="paragraph" style:parent-style-name="Heading_20_3" style:master-page-name="Activity_20_Page">
      <style:paragraph-properties style:page-number="auto"/>
      <style:text-properties officeooo:paragraph-rsid="04f45378"/>
    </style:style>
    <style:style style:name="P125" style:family="paragraph" style:parent-style-name="Standard" style:master-page-name="Section_20_Page">
      <style:paragraph-properties style:page-number="auto"/>
    </style:style>
    <style:style style:name="P126" style:family="paragraph" style:parent-style-name="Contents_20_3">
      <style:paragraph-properties>
        <style:tab-stops>
          <style:tab-stop style:position="0in"/>
          <style:tab-stop style:position="4.0071in" style:type="right"/>
        </style:tab-stops>
      </style:paragraph-properties>
    </style:style>
    <style:style style:name="P127" style:family="paragraph" style:parent-style-name="Header">
      <style:text-properties officeooo:rsid="0507cf77" officeooo:paragraph-rsid="0507cf77"/>
    </style:style>
    <style:style style:name="P128" style:family="paragraph" style:parent-style-name="Text_20_body">
      <style:text-properties officeooo:rsid="0383a956" officeooo:paragraph-rsid="04e5ae8c"/>
    </style:style>
    <style:style style:name="P129" style:family="paragraph" style:parent-style-name="Text_20_body">
      <style:text-properties fo:font-style="normal" officeooo:rsid="0475a486" officeooo:paragraph-rsid="04e5ae8c" style:font-style-asian="normal" style:font-style-complex="normal"/>
    </style:style>
    <style:style style:name="P130" style:family="paragraph" style:parent-style-name="Text_20_body">
      <style:paragraph-properties fo:text-align="start" style:justify-single-word="false" style:writing-mode="page"/>
      <style:text-properties officeooo:rsid="04ef8f77" officeooo:paragraph-rsid="04ef8f77"/>
    </style:style>
    <style:style style:name="P131" style:family="paragraph" style:parent-style-name="Text_20_body">
      <style:paragraph-properties fo:text-align="start" style:justify-single-word="false" style:writing-mode="page"/>
      <style:text-properties officeooo:rsid="05086201" officeooo:paragraph-rsid="05086201"/>
    </style:style>
    <style:style style:name="P132" style:family="paragraph" style:parent-style-name="Text_20_body">
      <style:paragraph-properties fo:text-align="start" style:justify-single-word="false" style:writing-mode="page"/>
      <style:text-properties officeooo:rsid="04e1b898" officeooo:paragraph-rsid="04e1b898"/>
    </style:style>
    <style:style style:name="P133" style:family="paragraph" style:parent-style-name="Activity_20_Body">
      <style:text-properties officeooo:rsid="036259d2" officeooo:paragraph-rsid="04d0d227"/>
    </style:style>
    <style:style style:name="P134" style:family="paragraph" style:parent-style-name="Activity_20_Body">
      <style:text-properties officeooo:rsid="036259d2" officeooo:paragraph-rsid="04e5ae8c"/>
    </style:style>
    <style:style style:name="P135" style:family="paragraph" style:parent-style-name="Activity_20_Body">
      <style:text-properties officeooo:rsid="036259d2" officeooo:paragraph-rsid="04ea9696"/>
    </style:style>
    <style:style style:name="P136" style:family="paragraph" style:parent-style-name="Activity_20_Body">
      <style:text-properties officeooo:rsid="036259d2" officeooo:paragraph-rsid="04f788f4"/>
    </style:style>
    <style:style style:name="P137" style:family="paragraph" style:parent-style-name="Activity_20_Body">
      <style:text-properties officeooo:rsid="036259d2" officeooo:paragraph-rsid="04fe896c"/>
    </style:style>
    <style:style style:name="P138" style:family="paragraph" style:parent-style-name="Activity_20_Body">
      <style:text-properties officeooo:rsid="036259d2" officeooo:paragraph-rsid="0500c219"/>
    </style:style>
    <style:style style:name="P139" style:family="paragraph" style:parent-style-name="Activity_20_Body">
      <style:text-properties officeooo:rsid="036259d2" officeooo:paragraph-rsid="0503b664"/>
    </style:style>
    <style:style style:name="P140" style:family="paragraph" style:parent-style-name="Activity_20_Body">
      <style:text-properties officeooo:rsid="036259d2" officeooo:paragraph-rsid="04d154ea"/>
    </style:style>
    <style:style style:name="P141" style:family="paragraph" style:parent-style-name="Activity_20_Body">
      <style:text-properties officeooo:rsid="036259d2" officeooo:paragraph-rsid="04f45378"/>
    </style:style>
    <style:style style:name="P142" style:family="paragraph" style:parent-style-name="List" style:list-style-name="L7"/>
    <style:style style:name="P143" style:family="paragraph" style:parent-style-name="List" style:list-style-name="L10"/>
    <style:style style:name="P144" style:family="paragraph" style:parent-style-name="List" style:list-style-name="L23"/>
    <style:style style:name="P145" style:family="paragraph" style:parent-style-name="Heading_20_2" style:master-page-name="Section_20_Page">
      <style:paragraph-properties style:page-number="auto"/>
    </style:style>
    <style:style style:name="P146" style:family="paragraph" style:parent-style-name="Heading_20_2" style:list-style-name="" style:master-page-name="Section_20_Page">
      <style:paragraph-properties style:page-number="auto"/>
      <style:text-properties officeooo:rsid="022207a5" officeooo:paragraph-rsid="022207a5"/>
    </style:style>
    <style:style style:name="P147" style:family="paragraph" style:parent-style-name="Heading_20_2" style:master-page-name="Section_20_Page">
      <style:paragraph-properties style:page-number="auto"/>
      <style:text-properties officeooo:rsid="03657a1c" officeooo:paragraph-rsid="03657a1c"/>
    </style:style>
    <style:style style:name="P148" style:family="paragraph" style:parent-style-name="Heading_20_2" style:master-page-name="Start_20_Page">
      <style:paragraph-properties style:page-number="auto"/>
    </style:style>
    <style:style style:name="P149" style:family="paragraph" style:parent-style-name="Heading_20_2" style:list-style-name="" style:master-page-name="Start_20_Page">
      <style:paragraph-properties style:page-number="auto"/>
      <style:text-properties officeooo:rsid="022207a5" officeooo:paragraph-rsid="022207a5"/>
    </style:style>
    <style:style style:name="P150" style:family="paragraph" style:parent-style-name="Heading_20_2" style:master-page-name="Start_20_Page">
      <style:paragraph-properties style:page-number="auto"/>
      <style:text-properties officeooo:rsid="00e9e347" officeooo:paragraph-rsid="00e9e347"/>
    </style:style>
    <style:style style:name="P151" style:family="paragraph" style:parent-style-name="Heading_20_2" style:master-page-name="Start_20_Page">
      <style:paragraph-properties style:page-number="auto"/>
      <style:text-properties officeooo:rsid="04cc89ac" officeooo:paragraph-rsid="04cc89ac"/>
    </style:style>
    <style:style style:name="P152" style:family="paragraph" style:parent-style-name="Heading_20_2" style:master-page-name="Start_20_Page">
      <style:paragraph-properties style:page-number="auto"/>
      <style:text-properties officeooo:rsid="04cc89ac" officeooo:paragraph-rsid="04e5ae8c"/>
    </style:style>
    <style:style style:name="P153" style:family="paragraph" style:parent-style-name="Heading_20_2" style:master-page-name="Start_20_Page">
      <style:paragraph-properties style:page-number="auto"/>
      <style:text-properties officeooo:rsid="04cc89ac" officeooo:paragraph-rsid="04ea9696"/>
    </style:style>
    <style:style style:name="P154" style:family="paragraph" style:parent-style-name="Heading_20_2" style:master-page-name="Start_20_Page">
      <style:paragraph-properties style:page-number="auto"/>
      <style:text-properties officeooo:rsid="04cc89ac" officeooo:paragraph-rsid="04d154ea"/>
    </style:style>
    <style:style style:name="P155" style:family="paragraph" style:parent-style-name="Heading_20_2" style:master-page-name="Start_20_Page">
      <style:paragraph-properties style:page-number="auto"/>
      <style:text-properties officeooo:rsid="04cc89ac" officeooo:paragraph-rsid="0500c219"/>
    </style:style>
    <style:style style:name="P156" style:family="paragraph" style:parent-style-name="Heading_20_2" style:master-page-name="Start_20_Page">
      <style:paragraph-properties style:page-number="auto"/>
      <style:text-properties officeooo:rsid="04cc89ac" officeooo:paragraph-rsid="0503b664"/>
    </style:style>
    <style:style style:name="P157" style:family="paragraph" style:parent-style-name="Heading_20_2" style:master-page-name="Start_20_Page">
      <style:paragraph-properties style:page-number="auto"/>
      <style:text-properties officeooo:rsid="04cc89ac" officeooo:paragraph-rsid="04f45378"/>
    </style:style>
    <style:style style:name="P158" style:family="paragraph" style:parent-style-name="Heading_20_2" style:master-page-name="Start_20_Page">
      <style:paragraph-properties style:page-number="auto"/>
      <style:text-properties officeooo:rsid="0500c219" officeooo:paragraph-rsid="0500c219"/>
    </style:style>
    <style:style style:name="P159" style:family="paragraph" style:parent-style-name="Heading_20_2" style:master-page-name="Start_20_Page">
      <style:paragraph-properties style:page-number="auto"/>
      <style:text-properties officeooo:rsid="04cda9f6" officeooo:paragraph-rsid="04d4d527"/>
    </style:style>
    <style:style style:name="P160" style:family="paragraph" style:parent-style-name="Heading_20_2" style:master-page-name="Start_20_Page">
      <style:paragraph-properties style:page-number="auto"/>
      <style:text-properties officeooo:rsid="04e1b898" officeooo:paragraph-rsid="04e1b898"/>
    </style:style>
    <style:style style:name="P161" style:family="paragraph" style:parent-style-name="Heading_20_2" style:master-page-name="Start_20_Page">
      <style:paragraph-properties style:page-number="auto"/>
      <style:text-properties officeooo:rsid="03ab3f00" officeooo:paragraph-rsid="03ea8e7e"/>
    </style:style>
    <style:style style:name="P162" style:family="paragraph" style:parent-style-name="Heading_20_2" style:master-page-name="Back_20_Page">
      <style:paragraph-properties style:page-number="auto"/>
      <style:text-properties officeooo:paragraph-rsid="04d53a08"/>
    </style:style>
    <style:style style:name="P163" style:family="paragraph" style:parent-style-name="Heading_20_2" style:master-page-name="Back_20_Page">
      <style:paragraph-properties style:page-number="auto"/>
      <style:text-properties officeooo:rsid="00c2630e" officeooo:paragraph-rsid="00df33ae"/>
    </style:style>
    <style:style style:name="P164" style:family="paragraph" style:parent-style-name="Heading_20_2" style:master-page-name="Back_20_Page">
      <style:paragraph-properties style:page-number="auto"/>
      <style:text-properties officeooo:paragraph-rsid="04d4d527"/>
    </style:style>
    <style:style style:name="P165" style:family="paragraph" style:parent-style-name="Bullet_20_List" style:list-style-name="L1"/>
    <style:style style:name="P166" style:family="paragraph" style:parent-style-name="Bullet_20_List" style:list-style-name="L2"/>
    <style:style style:name="P167" style:family="paragraph" style:parent-style-name="Bullet_20_List" style:list-style-name="L3"/>
    <style:style style:name="P168" style:family="paragraph" style:parent-style-name="Bullet_20_List" style:list-style-name="L4"/>
    <style:style style:name="P169" style:family="paragraph" style:parent-style-name="Bullet_20_List" style:list-style-name="L5"/>
    <style:style style:name="P170" style:family="paragraph" style:parent-style-name="Bullet_20_List" style:list-style-name="L6"/>
    <style:style style:name="P171" style:family="paragraph" style:parent-style-name="Bullet_20_List" style:list-style-name="L8"/>
    <style:style style:name="P172" style:family="paragraph" style:parent-style-name="Bullet_20_List" style:list-style-name="L9"/>
    <style:style style:name="P173" style:family="paragraph" style:parent-style-name="Bullet_20_List" style:list-style-name="L11"/>
    <style:style style:name="P174" style:family="paragraph" style:parent-style-name="Bullet_20_List" style:list-style-name="L12"/>
    <style:style style:name="P175" style:family="paragraph" style:parent-style-name="Bullet_20_List" style:list-style-name="L13"/>
    <style:style style:name="P176" style:family="paragraph" style:parent-style-name="Bullet_20_List" style:list-style-name="L14">
      <style:text-properties officeooo:paragraph-rsid="04d53a08"/>
    </style:style>
    <style:style style:name="P177" style:family="paragraph" style:parent-style-name="Bullet_20_List" style:list-style-name="L15">
      <style:text-properties officeooo:paragraph-rsid="04d53a08"/>
    </style:style>
    <style:style style:name="P178" style:family="paragraph" style:parent-style-name="Bullet_20_List" style:list-style-name="L16">
      <style:text-properties officeooo:paragraph-rsid="04d53a08"/>
    </style:style>
    <style:style style:name="P179" style:family="paragraph" style:parent-style-name="Bullet_20_List" style:list-style-name="L17">
      <style:text-properties officeooo:paragraph-rsid="04d53a08"/>
    </style:style>
    <style:style style:name="P180" style:family="paragraph" style:parent-style-name="Bullet_20_List" style:list-style-name="L18">
      <style:text-properties officeooo:paragraph-rsid="04d53a08"/>
    </style:style>
    <style:style style:name="P181" style:family="paragraph" style:parent-style-name="Bullet_20_List" style:list-style-name="L19">
      <style:text-properties officeooo:paragraph-rsid="04d53a08"/>
    </style:style>
    <style:style style:name="P182" style:family="paragraph" style:parent-style-name="Bullet_20_List" style:list-style-name="L20">
      <style:text-properties officeooo:paragraph-rsid="04d53a08"/>
    </style:style>
    <style:style style:name="P183" style:family="paragraph" style:parent-style-name="Bullet_20_List" style:list-style-name="L22"/>
    <style:style style:name="P184" style:family="paragraph" style:parent-style-name="Table_20_Contents">
      <style:text-properties officeooo:rsid="04e00495" officeooo:paragraph-rsid="04e00495"/>
    </style:style>
    <style:style style:name="P185" style:family="paragraph" style:parent-style-name="Table_20_Contents">
      <style:text-properties officeooo:rsid="05066342" officeooo:paragraph-rsid="05066342"/>
    </style:style>
    <style:style style:name="P186" style:family="paragraph" style:parent-style-name="Heading_20_1" style:master-page-name="Section_20_Page">
      <style:paragraph-properties style:page-number="auto"/>
    </style:style>
    <style:style style:name="P187" style:family="paragraph" style:parent-style-name="Heading_20_1" style:master-page-name="Section_20_Page">
      <style:paragraph-properties style:page-number="auto"/>
      <style:text-properties officeooo:rsid="04cc89ac" officeooo:paragraph-rsid="04cc89ac"/>
    </style:style>
    <style:style style:name="P188" style:family="paragraph" style:parent-style-name="Heading_20_1" style:master-page-name="Start_20_Page">
      <style:paragraph-properties style:page-number="auto"/>
      <style:text-properties officeooo:rsid="04d0d227" officeooo:paragraph-rsid="04d0d227"/>
    </style:style>
    <style:style style:name="P189" style:family="paragraph" style:parent-style-name="Heading_20_1" style:master-page-name="Start_20_Page">
      <style:paragraph-properties style:page-number="auto"/>
      <style:text-properties officeooo:rsid="04d154ea" officeooo:paragraph-rsid="04d154ea"/>
    </style:style>
    <style:style style:name="P190" style:family="paragraph" style:parent-style-name="Contents_20_1">
      <style:paragraph-properties>
        <style:tab-stops>
          <style:tab-stop style:position="0in"/>
          <style:tab-stop style:position="4.4in" style:type="right"/>
        </style:tab-stops>
      </style:paragraph-properties>
    </style:style>
    <style:style style:name="P191" style:family="paragraph" style:parent-style-name="Contents_20_2">
      <style:paragraph-properties>
        <style:tab-stops>
          <style:tab-stop style:position="4.2035in" style:type="right"/>
        </style:tab-stops>
      </style:paragraph-properties>
    </style:style>
    <style:style style:name="P192" style:family="paragraph" style:parent-style-name="Front_20_Heading_20_1" style:master-page-name="Section_20_Page">
      <style:paragraph-properties style:page-number="auto"/>
    </style:style>
    <style:style style:name="P193" style:family="paragraph" style:parent-style-name="Front_20_Heading_20_1" style:master-page-name="Section_20_Page">
      <style:paragraph-properties style:page-number="auto"/>
      <style:text-properties officeooo:rsid="03fb39f1" officeooo:paragraph-rsid="03fb39f1"/>
    </style:style>
    <style:style style:name="P194" style:family="paragraph" style:parent-style-name="Front_20_Heading_20_1" style:master-page-name="Section_20_Page">
      <style:paragraph-properties style:page-number="auto"/>
      <style:text-properties officeooo:rsid="01b25c1e" officeooo:paragraph-rsid="01b25c1e"/>
    </style:style>
    <style:style style:name="P195" style:family="paragraph" style:parent-style-name="Front_20_Heading_20_1" style:master-page-name="Section_20_Page">
      <style:paragraph-properties style:page-number="auto"/>
      <style:text-properties officeooo:rsid="05118ffa" officeooo:paragraph-rsid="04cb54e9"/>
    </style:style>
    <style:style style:name="P196" style:family="paragraph" style:parent-style-name="Front_20_Heading_20_1" style:master-page-name="Contents_20_Page">
      <style:paragraph-properties style:page-number="auto"/>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878cd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4cb54e9" style:font-style-asian="italic" style:font-style-complex="italic"/>
    </style:style>
    <style:style style:name="T18" style:family="text">
      <style:text-properties officeooo:rsid="010d35f4"/>
    </style:style>
    <style:style style:name="T19" style:family="text">
      <style:text-properties officeooo:rsid="00865ba9"/>
    </style:style>
    <style:style style:name="T20" style:family="text">
      <style:text-properties officeooo:rsid="00fb358e"/>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15828"/>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he Open Organization<text:line-break/><text:span text:style-name="T37">Guide for Educators</text:span></text:p>
      <text:h text:style-name="P145" text:outline-level="2"/>
      <text:p text:style-name="P194"><text:bookmark-start text:name="__RefHeading___Toc1787_1213309432"/>The Open Organization<text:line-break/><text:span text:style-name="T37">Guide for Educators</text:span><text:bookmark-end text:name="__RefHeading___Toc1787_1213309432"/></text:p>
      <text:p text:style-name="P104">{book subtitle goes here}</text:p>
      <text:p text:style-name="P46">with an introduction by <text:span text:style-name="T37">Ben Owens</text:span></text:p>
      <text:p text:style-name="P192">Contributing authors</text:p>
      <text:p text:style-name="P46"><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03">Amarachi Achonu</text:p>
            <text:p text:style-name="P102">Beth Anderson</text:p>
            <text:p text:style-name="P102">Curtis A. Carver </text:p>
            <text:p text:style-name="P102">Heidi Ellis</text:p>
            <text:p text:style-name="P185">Adam Haigler</text:p>
            <text:p text:style-name="P103">Tanner Jophnson</text:p>
            <text:p text:style-name="P102">Gina Likins</text:p>
            <text:p text:style-name="P101">Race MoChridhe</text:p>
          </table:table-cell>
          <table:table-cell table:style-name="Table5.A1" office:value-type="string">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text:span text:style-name="T1">Firstname</text:span> <text:span text:style-name="T1">Lastname</text:span></text:p>
            <text:p text:style-name="P101">Jim Whitehurst</text:p>
          </table:table-cell>
        </table:table-row>
      </table:table>
      <text:p text:style-name="Standard"/>
      <text:p text:style-name="P196"><text:bookmark-start text:name="__RefHeading___Toc1312_518888843"/>Copyright<text:bookmark-end text:name="__RefHeading___Toc1312_518888843"/></text:p>
      <text:p text:style-name="P61">Copyright © 201<text:span text:style-name="T1">9</text:span> Red Hat, Inc. All written content, as well as the cover image, licensed under a Creative Commons Attribution-ShareAlike 4.0 International License.<text:note text:id="ftn1" text:note-class="footnote"><text:note-citation/><text:note-body><text:p text:style-name="P37">http://creativecommons.org/licenses/by-sa/4.0/</text:p></text:note-body></text:note></text:p>
      <text:p text:style-name="P62">Amarachi Achonu<text:span text:style-name="T47">'s "Making computer science curricula as adaptable as our code" originally appeared at https://opensource.com/open-organization/19/4/adaptable-curricula-computer-science</text:span></text:p>
      <text:p text:style-name="P62">Beth Anderson's "An open process for discovering our school's core values" originally appeared at https://opensource.com/open-organization/16/6/opening-discover-education-centers-core-values.</text:p>
      <text:p text:style-name="P64">Curtis A. Carver's "Crowdsourcing our way to a campus IT plan" originally appeared at https://opensource.com/open-organization/17/10/uab-100-wins-through-crowdsourcing.</text:p>
      <text:p text:style-name="P65">Heidi Ellis' "What happened when I let my students fork the syllabus" originally appeared at https://opensource.com/open-organization/18/11/making-course-syllabus-open.</text:p>
      <text:p text:style-name="P132">Heidi Ellis' "<text:span text:style-name="T44">Open organizations on Mars</text:span>" originally appeared at https://opensource.com/open-organization/18/1/imagining-open-communities.</text:p>
      <text:p text:style-name="P131">Adam Haigler's "Truly open education will require sweeping changes" originally appeared at https://opensource.com/open-organization/18/1/open-education-public-mission.</text:p>
      <text:p text:style-name="P63">Tanner Johnson's "How our non-profit works openly to make education accessible" first appeared at https://opensource.com/open-organization/19/2/building-curriculahub.</text:p>
      <text:p text:style-name="P66">Gina Likins' "Performing the collaborative dilemma" originally appeared in <text:span text:style-name="T14">The Open Organization Workbook.</text:span></text:p>
      <text:p text:style-name="Text_20_body">Race MoChridhe<text:span text:style-name="T49">'s "Confronting linguistic bias: The case for an open human language" originally appeared at https://opensource.com/open-organization/19/4/open-language-for-open-education.</text:span></text:p>
      <text:p text:style-name="P130">Jim Whitehrust's "Open education is more than open content" originally appeared at https://opensource.com/open-organization/16/8/harnessing-power-open-education.</text:p>
      <text:p text:style-name="P192"><text:bookmark-start text:name="__RefHeading___Toc2046_1315693447"/>Colophon<text:bookmark-end text:name="__RefHeading___Toc2046_1315693447"/></text:p>
      <text:p text:style-name="P20">Typeset in DejaVu<text:note text:id="ftn2" text:note-class="footnote"><text:note-citation/><text:note-body><text:p text:style-name="P38">https://dejavu-fonts.github.io/</text:p></text:note-body></text:note> and Overpass.<text:note text:id="ftn3" text:note-class="footnote"><text:note-citation/><text:note-body><text:p text:style-name="P38">http://overpassfont.org/</text:p></text:note-body></text:note> Produced with LibreOffice.<text:note text:id="ftn4" text:note-class="footnote"><text:note-citation/><text:note-body><text:p text:style-name="P38">https://www.libreoffice.org/</text:p></text:note-body></text:note> Cover design by <text:span text:style-name="T1">{designer's name}</text:span>.</text:p>
      <text:p text:style-name="P68"><text:bookmark-start text:name="__RefHeading___Toc1976_1055601491"/>Version <text:span text:style-name="T2">1.0</text:span><text:bookmark-end text:name="__RefHeading___Toc1976_1055601491"/></text:p>
      <text:p text:style-name="P67"><text:span text:style-name="T1">September </text:span>201<text:span text:style-name="T1">9</text:span></text:p>
      <text:p text:style-name="P195">Additional reading</text:p>
      <text:p text:style-name="P105">From Jim Whitehurst</text:p>
      <text:p text:style-name="P50">The Open Organization: Igniting Passion and Performance<text:span text:style-name="T3"> </text:span><text:span text:style-name="T11">(Harvard Business Review Press)</text:span></text:p>
      <text:p text:style-name="P49">Organize for Innovation: Rethinking How We Work<text:span text:style-name="T3"> (Opensource.com)</text:span></text:p>
      <text:p text:style-name="P106">From <text:span text:style-name="T38">the open organization community</text:span></text:p>
      <text:p text:style-name="P50"><text:span text:style-name="T17">The Open Organization Leaders Manual: A handbook for building innovative and engaged teams</text:span><text:span text:style-name="T13"> (Opensource.com)</text:span></text:p>
      <text:p text:style-name="P50">The Open Organization Guide to IT Culture Change: Open Principles and Practices for a More Innovative IT Department <text:span text:style-name="T3">(Opensource.com)</text:span></text:p>
      <text:p text:style-name="P50">The Open Organization <text:span text:style-name="T39">Workbook</text:span>: <text:span text:style-name="T39">How to build a culture of innovation in your organization </text:span><text:span text:style-name="T12">(Opensource.com)</text:span></text:p>
      <text:p text:style-name="P48">Every week, Opensource.com publishes new stories about the ways open principles help innovative leaders rethink organizational culture and design.</text:p>
      <text:p text:style-name="P47">Visit opensource.com/open-organization to read more.</text:p>
      <text:p text:style-name="P19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91"><text:a xlink:type="simple" xlink:href="#__RefHeading___Toc2312_1525055821" text:style-name="Index_20_Link" text:visited-style-name="Index_20_Link">Preface<text:tab/>11</text:a></text:p>
          <text:p text:style-name="P126"><text:a xlink:type="simple" xlink:href="#__RefHeading___Toc2314_1525055821" text:style-name="Index_20_Link" text:visited-style-name="Index_20_Link">Editors Names<text:tab/><text:tab/></text:a></text:p>
          <text:p text:style-name="P191"><text:a xlink:type="simple" xlink:href="#__RefHeading___Toc164_2120980716" text:style-name="Index_20_Link" text:visited-style-name="Index_20_Link">Introduction<text:tab/>13</text:a></text:p>
          <text:p text:style-name="P126"><text:a xlink:type="simple" xlink:href="#__RefHeading___Toc394_2120980716" text:style-name="Index_20_Link" text:visited-style-name="Index_20_Link">Author Name<text:tab/><text:tab/></text:a></text:p>
          <text:p text:style-name="P190"><text:a xlink:type="simple" xlink:href="#__RefHeading___Toc2114_518888843" text:style-name="Index_20_Link" text:visited-style-name="Index_20_Link">Visions<text:tab/><text:tab/></text:a></text:p>
          <text:p text:style-name="P191"><text:a xlink:type="simple" xlink:href="#__RefHeading___Toc11289_2537557969" text:style-name="Index_20_Link" text:visited-style-name="Index_20_Link">Chapter<text:tab/>17</text:a></text:p>
          <text:p text:style-name="P126"><text:a xlink:type="simple" xlink:href="#__RefHeading___Toc11291_2537557969" text:style-name="Index_20_Link" text:visited-style-name="Index_20_Link">Author Name<text:tab/><text:tab/></text:a></text:p>
          <text:p text:style-name="P191"><text:a xlink:type="simple" xlink:href="#__RefHeading___Toc1712_217496918" text:style-name="Index_20_Link" text:visited-style-name="Index_20_Link">Truly open education will require sweeping changes<text:tab/>21</text:a></text:p>
          <text:p text:style-name="P126"><text:a xlink:type="simple" xlink:href="#__RefHeading___Toc11291_25375579691" text:style-name="Index_20_Link" text:visited-style-name="Index_20_Link">Adam Haigler<text:tab/><text:tab/></text:a></text:p>
          <text:p text:style-name="P191"><text:a xlink:type="simple" xlink:href="#__RefHeading___Toc3401_169002272" text:style-name="Index_20_Link" text:visited-style-name="Index_20_Link">Chapter<text:tab/>27</text:a></text:p>
          <text:p text:style-name="P126"><text:a xlink:type="simple" xlink:href="#__RefHeading___Toc11291_253755796911" text:style-name="Index_20_Link" text:visited-style-name="Index_20_Link">Author Name<text:tab/><text:tab/></text:a></text:p>
          <text:p text:style-name="P191"><text:a xlink:type="simple" xlink:href="#__RefHeading___Toc3403_169002272" text:style-name="Index_20_Link" text:visited-style-name="Index_20_Link">Open education is more than open content<text:tab/>31</text:a></text:p>
          <text:p text:style-name="P126"><text:a xlink:type="simple" xlink:href="#__RefHeading___Toc11291_253755796912" text:style-name="Index_20_Link" text:visited-style-name="Index_20_Link">Jim Whitehurst<text:tab/><text:tab/></text:a></text:p>
          <text:p text:style-name="P190"><text:a xlink:type="simple" xlink:href="#__RefHeading___Toc11329_2537557969" text:style-name="Index_20_Link" text:visited-style-name="Index_20_Link">Case Studies<text:tab/><text:tab/></text:a></text:p>
          <text:p text:style-name="P191"><text:a xlink:type="simple" xlink:href="#__RefHeading___Toc13367_3512989452" text:style-name="Index_20_Link" text:visited-style-name="Index_20_Link">Chapter<text:tab/>38</text:a></text:p>
          <text:p text:style-name="P126"><text:a xlink:type="simple" xlink:href="#__RefHeading___Toc11291_253755796931" text:style-name="Index_20_Link" text:visited-style-name="Index_20_Link">Author Name<text:tab/><text:tab/></text:a></text:p>
          <text:p text:style-name="P191"><text:a xlink:type="simple" xlink:href="#__RefHeading___Toc1915_2434698073" text:style-name="Index_20_Link" text:visited-style-name="Index_20_Link">What happened when I let my students fork the syllabus<text:tab/>42</text:a></text:p>
          <text:p text:style-name="P126"><text:a xlink:type="simple" xlink:href="#__RefHeading___Toc11291_2537557969311" text:style-name="Index_20_Link" text:visited-style-name="Index_20_Link">Heidi Ellis<text:tab/><text:tab/></text:a></text:p>
          <text:p text:style-name="P191"><text:a xlink:type="simple" xlink:href="#__RefHeading___Toc21626_3512989452" text:style-name="Index_20_Link" text:visited-style-name="Index_20_Link">An open process for discovering our school's core values<text:tab/>50</text:a></text:p>
          <text:p text:style-name="P126"><text:a xlink:type="simple" xlink:href="#__RefHeading___Toc21628_3512989452" text:style-name="Index_20_Link" text:visited-style-name="Index_20_Link">Beth Anderson<text:tab/><text:tab/></text:a></text:p>
          <text:p text:style-name="P191"><text:a xlink:type="simple" xlink:href="#__RefHeading___Toc10308_1036237620" text:style-name="Index_20_Link" text:visited-style-name="Index_20_Link">Chapter<text:tab/>57</text:a></text:p>
          <text:p text:style-name="P126"><text:a xlink:type="simple" xlink:href="#__RefHeading___Toc11291_25375579693111" text:style-name="Index_20_Link" text:visited-style-name="Index_20_Link">Author Name<text:tab/><text:tab/></text:a></text:p>
          <text:p text:style-name="P191"><text:a xlink:type="simple" xlink:href="#__RefHeading___Toc2373_848053758" text:style-name="Index_20_Link" text:visited-style-name="Index_20_Link">Confronting linguistic bias: The case for an open human<text:line-break/>language<text:tab/>61</text:a></text:p>
          <text:p text:style-name="P126"><text:a xlink:type="simple" xlink:href="#__RefHeading___Toc11291_253755796931111" text:style-name="Index_20_Link" text:visited-style-name="Index_20_Link">Race MoChridhe<text:tab/><text:tab/></text:a></text:p>
          <text:p text:style-name="P191"><text:a xlink:type="simple" xlink:href="#__RefHeading___Toc10197_1036237620" text:style-name="Index_20_Link" text:visited-style-name="Index_20_Link">Crowdsourcing our way to a campus IT plan<text:tab/>68</text:a></text:p>
          <text:p text:style-name="P126"><text:a xlink:type="simple" xlink:href="#__RefHeading___Toc10199_1036237620" text:style-name="Index_20_Link" text:visited-style-name="Index_20_Link">Curtis A. Carver<text:tab/><text:tab/></text:a></text:p>
          <text:p text:style-name="P191"><text:a xlink:type="simple" xlink:href="#__RefHeading___Toc13369_3512989452" text:style-name="Index_20_Link" text:visited-style-name="Index_20_Link">How our non-profit works openly to make education<text:line-break/>accessible<text:tab/>74</text:a></text:p>
          <text:p text:style-name="P126"><text:a xlink:type="simple" xlink:href="#__RefHeading___Toc11291_253755796932" text:style-name="Index_20_Link" text:visited-style-name="Index_20_Link">Tanner Johnson<text:tab/><text:tab/></text:a></text:p>
          <text:p text:style-name="P191"><text:a xlink:type="simple" xlink:href="#__RefHeading___Toc1892_2434698073" text:style-name="Index_20_Link" text:visited-style-name="Index_20_Link">Making computer science curricula as adaptable as our code<text:tab/>83</text:a></text:p>
          <text:p text:style-name="P126"><text:a xlink:type="simple" xlink:href="#__RefHeading___Toc11291_2537557969321" text:style-name="Index_20_Link" text:visited-style-name="Index_20_Link">Amarachi Achonu<text:tab/><text:tab/></text:a></text:p>
          <text:p text:style-name="P190"><text:soft-page-break/><text:a xlink:type="simple" xlink:href="#__RefHeading___Toc588_2023088379" text:style-name="Index_20_Link" text:visited-style-name="Index_20_Link">Activities<text:tab/><text:tab/></text:a></text:p>
          <text:p text:style-name="P191"><text:a xlink:type="simple" xlink:href="#__RefHeading___Toc13371_3512989452" text:style-name="Index_20_Link" text:visited-style-name="Index_20_Link">Chapter (with activity)<text:tab/>89</text:a></text:p>
          <text:p text:style-name="P126"><text:a xlink:type="simple" xlink:href="#__RefHeading___Toc1545_2651233811" text:style-name="Index_20_Link" text:visited-style-name="Index_20_Link">Author Name<text:tab/><text:tab/></text:a></text:p>
          <text:p text:style-name="P191"><text:a xlink:type="simple" xlink:href="#__RefHeading___Toc13375_3512989452" text:style-name="Index_20_Link" text:visited-style-name="Index_20_Link">Chapter (with activity)<text:tab/>91</text:a></text:p>
          <text:p text:style-name="P126"><text:a xlink:type="simple" xlink:href="#__RefHeading___Toc1545_26512338111" text:style-name="Index_20_Link" text:visited-style-name="Index_20_Link">Author Name<text:tab/><text:tab/></text:a></text:p>
          <text:p text:style-name="P191"><text:a xlink:type="simple" xlink:href="#__RefHeading___Toc13379_3512989452" text:style-name="Index_20_Link" text:visited-style-name="Index_20_Link">Chapter (with activity)<text:tab/>93</text:a></text:p>
          <text:p text:style-name="P126"><text:a xlink:type="simple" xlink:href="#__RefHeading___Toc1545_26512338112" text:style-name="Index_20_Link" text:visited-style-name="Index_20_Link">Author Name<text:tab/><text:tab/></text:a></text:p>
          <text:p text:style-name="P191"><text:a xlink:type="simple" xlink:href="#__RefHeading___Toc2784_4119693890" text:style-name="Index_20_Link" text:visited-style-name="Index_20_Link">Performing the collaborative dilemma<text:tab/>95</text:a></text:p>
          <text:p text:style-name="P126"><text:a xlink:type="simple" xlink:href="#__RefHeading___Toc11456_253755796911" text:style-name="Index_20_Link" text:visited-style-name="Index_20_Link">Gina Likins<text:tab/><text:tab/></text:a></text:p>
          <text:p text:style-name="P191"><text:a xlink:type="simple" xlink:href="#__RefHeading___Toc13015_2537557969" text:style-name="Index_20_Link" text:visited-style-name="Index_20_Link">Open organizations on Mars<text:tab/>102</text:a></text:p>
          <text:p text:style-name="P126"><text:a xlink:type="simple" xlink:href="#__RefHeading___Toc13017_2537557969" text:style-name="Index_20_Link" text:visited-style-name="Index_20_Link">Heidi Ellis<text:tab/><text:tab/></text:a></text:p>
          <text:p text:style-name="P190"><text:a xlink:type="simple" xlink:href="#__RefHeading___Toc822_1232125672" text:style-name="Index_20_Link" text:visited-style-name="Index_20_Link">Appendix<text:tab/><text:tab/></text:a></text:p>
          <text:p text:style-name="P191"><text:a xlink:type="simple" xlink:href="#__RefHeading___Toc13383_3512989452" text:style-name="Index_20_Link" text:visited-style-name="Index_20_Link">The Open Organization Definition<text:tab/>109</text:a></text:p>
          <text:p text:style-name="P126"><text:a xlink:type="simple" xlink:href="#__RefHeading___Toc5173_772903223" text:style-name="Index_20_Link" text:visited-style-name="Index_20_Link">The Open Organization Ambassadors<text:tab/><text:tab/></text:a></text:p>
          <text:p text:style-name="P190"><text:a xlink:type="simple" xlink:href="#__RefHeading___Toc842_1232125672" text:style-name="Index_20_Link" text:visited-style-name="Index_20_Link">Learn More<text:tab/><text:tab/></text:a></text:p>
          <text:p text:style-name="P191"><text:a xlink:type="simple" xlink:href="#__RefHeading___Toc2382_190016556" text:style-name="Index_20_Link" text:visited-style-name="Index_20_Link">Additional resources<text:tab/>117</text:a></text:p>
          <text:p text:style-name="P191"><text:a xlink:type="simple" xlink:href="#__RefHeading___Toc13385_3512989452" text:style-name="Index_20_Link" text:visited-style-name="Index_20_Link">Get involved<text:tab/>118</text:a></text:p>
        </text:index-body>
      </text:table-of-content>
      <text:p text:style-name="P3"/>
      <text:h text:style-name="P146" text:outline-level="2"/>
      <text:h text:style-name="P149" text:outline-level="2"><text:bookmark-start text:name="__RefHeading___Toc2312_1525055821"/>Preface<text:bookmark-end text:name="__RefHeading___Toc2312_1525055821"/></text:h>
      <text:p text:style-name="P84"><text:bookmark-start text:name="__RefHeading___Toc2314_1525055821"/><text:span text:style-name="T40">Editors</text:span> Names<text:bookmark-end text:name="__RefHeading___Toc2314_1525055821"/></text:p>
      <text:p text:style-name="P8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2">Nisl tincidunt eget nullam non nisi est sit. Fringilla phasellus faucibus scelerisque eleifend donec pretium. Scelerisque purus semper eget duis at tellus at urna.</text:p>
      <text:h text:style-name="P150" text:outline-level="2"><text:bookmark-start text:name="__RefHeading___Toc164_2120980716"/>Introduction<text:bookmark-end text:name="__RefHeading___Toc164_2120980716"/></text:h>
      <text:p text:style-name="P85"><text:bookmark-start text:name="__RefHeading___Toc394_2120980716"/>Author Name<text:bookmark-end text:name="__RefHeading___Toc394_2120980716"/></text:p>
      <text:p text:style-name="P70">Nisl tincidunt eget nullam non nisi est sit. Fringilla phasellus faucibus scelerisque eleifend donec pretium. Scelerisque purus semper eget duis at tellus at urn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6"><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5">Nisl tincidunt eget nullam non nisi est sit. Fringilla phasellus faucibus scelerisque eleifend donec pretium. Scelerisque purus semper eget duis at tellus at urna.</text:p>
      <text:h text:style-name="P186" text:outline-level="1"/>
      <text:h text:style-name="P187" text:outline-level="1"><text:bookmark-start text:name="__RefHeading___Toc2114_518888843"/>Visions<text:bookmark-end text:name="__RefHeading___Toc2114_518888843"/></text:h>
      <text:h text:style-name="P151" text:outline-level="2"><text:bookmark-start text:name="__RefHeading___Toc11289_2537557969"/>Chapter<text:bookmark-end text:name="__RefHeading___Toc11289_2537557969"/></text:h>
      <text:p text:style-name="P85"><text:bookmark-start text:name="__RefHeading___Toc11291_2537557969"/>Author Name<text:bookmark-end text:name="__RefHeading___Toc11291_2537557969"/></text:p>
      <text:p text:style-name="P7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1">Elit pellentesque habitant morbi tristique senectus et netus. Nisi lacus sed viverra tellus in hac. Egestas fringilla phasellus faucibus scelerisque eleifend.</text:p>
      <text:h text:style-name="P116" text:outline-level="3">Review and discussion questions</text:h>
      <text:list xml:id="list2215547665" text:style-name="List_20_1">
        <text:list-item>
          <text:p text:style-name="P133">Massa id neque aliquam vestibulum morbi blandit. Mauris sit amet massa vitae tortor condimentum. Volutpat diam ut venenatis tellus in metus vulputate.</text:p>
        </text:list-item>
        <text:list-item>
          <text:p text:style-name="P133">Massa id neque aliquam vestibulum morbi blandit. Mauris sit amet massa vitae tortor condimentum. Volutpat diam ut venenatis tellus in metus vulputate.</text:p>
        </text:list-item>
        <text:list-item>
          <text:p text:style-name="P133">Massa id neque aliquam vestibulum morbi blandit. Mauris sit amet massa vitae tortor condimentum. Volutpat diam ut venenatis tellus in metus vulputate.</text:p>
        </text:list-item>
      </text:list>
      <text:h text:style-name="P152" text:outline-level="2"><text:bookmark-start text:name="__RefHeading___Toc1712_217496918"/>Truly open education will require sweeping changes<text:bookmark-end text:name="__RefHeading___Toc1712_217496918"/></text:h>
      <text:p text:style-name="P87"><text:bookmark-start text:name="__RefHeading___Toc11291_25375579691"/>Adam Haigler<text:bookmark-end text:name="__RefHeading___Toc11291_25375579691"/></text:p>
      <text:p text:style-name="P7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2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23">Ben Owens, a former colleague of mine at Tri-County Early College, and I have recently embarked on a journey to see how open source principles could be fruitfully applied to education systems to address this issue.<text:note text:id="ftn0" text:note-class="footnote"><text:note-citation/><text:note-body><text:p text:style-name="Footnote">https://opensource.com/resources/what-open-education</text:p></text:note-body></text:note> Our thoughts are featured in our book, <text:span text:style-name="Emphasis">Open Up Education! How Open Way Learning Can Transform Schools</text:span>, pub<text:soft-page-break/>lished in December 2018.<text:note text:id="ftn41"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29">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80519970" text:style-name="L22">
        <text:list-item>
          <text:p text:style-name="P183">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183">By maintaining a "release early, release often" ethos, all educators can test and refine new ideas quickly. Stakeholders' aversion to failure too often disrupts this process in schools.</text:p>
        </text:list-item>
        <text:list-item>
          <text:p text:style-name="P183"><text:span text:style-name="T50">A</text:span> distributed leadership model—like those practiced by open source projects—can cultivate buy-in at all levels. Lack of buy-in has doomed many well-intentioned, but top-down education reform efforts.</text:p>
        </text:list-item>
      </text:list>
      <text:p text:style-name="P129">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492405026" text:style-name="L23">
        <text:list-item>
          <text:p text:style-name="P144">Relentless collaboration</text:p>
        </text:list-item>
        <text:list-item>
          <text:p text:style-name="P144">Freely exchanging knowledge and resources</text:p>
        </text:list-item>
        <text:list-item>
          <text:p text:style-name="P144">Culture of innovation</text:p>
        </text:list-item>
      </text:list>
      <text:p text:style-name="P23">Here's what that means.</text:p>
      <text:p text:style-name="P23"><text:soft-page-break/>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24"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25"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2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26" text:note-class="footnote"><text:note-citation/><text:note-body><text:p text:style-name="Footnote">http://inservice.ascd.org/from-teacher-to-learning-guide/</text:p></text:note-body></text:note></text:p>
      <text:p text:style-name="P23">The two preceding principles will enable a third: a culture of innovation that will lead every member of the school community to become an active agent in its continual improvement. An innovating school—one that has all the pieces of the open source education <text:soft-page-break/>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23">In the months since <text:span text:style-name="T14">Open Up Education!</text:span> was published and we launched our website,<text:note text:id="ftn27" text:note-class="footnote"><text:note-citation/><text:note-body><text:p text:style-name="Footnote">http://www.openwaylearning.org/</text:p></text:note-body></text:note> a flood of interest and support for Open Way Learning has emerged.<text:note text:id="ftn28"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29" text:note-class="footnote"><text:note-citation/><text:note-body><text:p text:style-name="Footnote">https://www.teacherpowered.org/</text:p></text:note-body></text:note> the Innovative Schools Network,<text:note text:id="ftn30" text:note-class="footnote"><text:note-citation/><text:note-body><text:p text:style-name="Footnote">https://www.innovativeschoolsnetwork.com/</text:p></text:note-body></text:note> and schools affiliated with Education Reimagined<text:note text:id="ftn31" text:note-class="footnote"><text:note-citation/><text:note-body><text:p text:style-name="Footnote">https://education-reimagined.org/</text:p></text:note-body></text:note> are just a few that embody many of these principles.</text:p>
      <text:p text:style-name="P2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32" text:note-class="footnote"><text:note-citation/><text:note-body><text:p text:style-name="Footnote">https://sciencehouse.ncsu.edu/</text:p></text:note-body></text:note> Curio Learning,<text:note text:id="ftn33" text:note-class="footnote"><text:note-citation/><text:note-body><text:p text:style-name="Footnote">http://curiolearning.com/</text:p></text:note-body></text:note> Innovation Academy,<text:note text:id="ftn34" text:note-class="footnote"><text:note-citation/><text:note-body><text:p text:style-name="Footnote">http://devinnovators.com/wpdi/</text:p></text:note-body></text:note> Re-brand NC Education,<text:note text:id="ftn35" text:note-class="footnote"><text:note-citation/><text:note-body><text:p text:style-name="Footnote">https://www.rebrandnced.com/</text:p></text:note-body></text:note> The DRIVE Revolu<text:soft-page-break/>tion,<text:note text:id="ftn36" text:note-class="footnote"><text:note-citation/><text:note-body><text:p text:style-name="Footnote">http://www.thedriverevolution.com/</text:p></text:note-body></text:note> Hope Street Group,<text:note text:id="ftn37" text:note-class="footnote"><text:note-citation/><text:note-body><text:p text:style-name="Footnote">https://hopestreetgroup.org/</text:p></text:note-body></text:note> Share Your Learning,<text:note text:id="ftn38" text:note-class="footnote"><text:note-citation/><text:note-body><text:p text:style-name="Footnote">https://www.shareyourlearning.org/</text:p></text:note-body></text:note> Odigia,<text:note text:id="ftn39" text:note-class="footnote"><text:note-citation/><text:note-body><text:p text:style-name="Footnote">http://www.odigia.com/</text:p></text:note-body></text:note> as well as a number of school systems in North Carolina and beyond.</text:p>
      <text:p text:style-name="P2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40"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2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42" text:note-class="footnote"><text:note-citation/><text:note-body><text:p text:style-name="Footnote">http://reports.weforum.org/future-of-jobs-2016/chapter-1-the-future-of-jobs-and-skills/?doing_wp_cron=1558455728.4337279796600341796875#view/fn-1</text:p></text:note-body></text:note></text:p>
      <text:p text:style-name="P23">Open Way Learning could be the game changer that makes that happen.</text:p>
      <text:p text:style-name="P53"><text:span text:style-name="T50">Adam Haigler is e</text:span>lit pellentesque habitant morbi tristique senectus et netus. Nisi lacus sed viverra tellus in hac. Egestas fringilla phasellus faucibus scelerisque eleifend.</text:p>
      <text:h text:style-name="P117" text:outline-level="3">Review and discussion questions</text:h>
      <text:list xml:id="list131045675174069" text:continue-list="list2215547665" text:style-name="List_20_1">
        <text:list-item>
          <text:p text:style-name="P134">Massa id neque aliquam vestibulum morbi blandit. Mauris sit amet massa vitae tortor condimentum. Volutpat diam ut venenatis tellus in metus vulputate.</text:p>
        </text:list-item>
        <text:list-item>
          <text:p text:style-name="P134">Massa id neque aliquam vestibulum morbi blandit. Mauris sit amet massa vitae tortor condimentum. Volutpat diam ut venenatis tellus in metus vulputate.</text:p>
        </text:list-item>
        <text:list-item>
          <text:p text:style-name="P134">Massa id neque aliquam vestibulum morbi blandit. Mauris sit amet massa vitae tortor condimentum. Volutpat diam ut venenatis tellus in metus vulputate.</text:p>
        </text:list-item>
      </text:list>
      <text:h text:style-name="P153" text:outline-level="2"><text:bookmark-start text:name="__RefHeading___Toc3401_169002272"/>Chapter<text:bookmark-end text:name="__RefHeading___Toc3401_169002272"/></text:h>
      <text:p text:style-name="P88"><text:bookmark-start text:name="__RefHeading___Toc11291_253755796911"/>Author Name<text:bookmark-end text:name="__RefHeading___Toc11291_253755796911"/></text:p>
      <text:p text:style-name="P7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4">Elit pellentesque habitant morbi tristique senectus et netus. Nisi lacus sed viverra tellus in hac. Egestas fringilla phasellus faucibus scelerisque eleifend.</text:p>
      <text:h text:style-name="P118" text:outline-level="3">Review and discussion questions</text:h>
      <text:list xml:id="list131045445369524" text:continue-numbering="true" text:style-name="List_20_1">
        <text:list-item>
          <text:p text:style-name="P135">Massa id neque aliquam vestibulum morbi blandit. Mauris sit amet massa vitae tortor condimentum. Volutpat diam ut venenatis tellus in metus vulputate.</text:p>
        </text:list-item>
        <text:list-item>
          <text:p text:style-name="P135">Massa id neque aliquam vestibulum morbi blandit. Mauris sit amet massa vitae tortor condimentum. Volutpat diam ut venenatis tellus in metus vulputate.</text:p>
        </text:list-item>
        <text:list-item>
          <text:p text:style-name="P135">Massa id neque aliquam vestibulum morbi blandit. Mauris sit amet massa vitae tortor condimentum. Volutpat diam ut venenatis tellus in metus vulputate.</text:p>
        </text:list-item>
      </text:list>
      <text:h text:style-name="P153" text:outline-level="2"><text:bookmark-start text:name="__RefHeading___Toc3403_169002272"/>Open education is more than open content<text:bookmark-end text:name="__RefHeading___Toc3403_169002272"/></text:h>
      <text:p text:style-name="P94"><text:bookmark-start text:name="__RefHeading___Toc11291_253755796912"/>Jim Whitehurst<text:bookmark-end text:name="__RefHeading___Toc11291_253755796912"/></text:p>
      <text:p text:style-name="P75">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4">I love that quote, and in May <text:span text:style-name="T45">2016 </text:span>I shared it with a room full of educators, administrators, and open source advocates at New York University during the Open Summit, an open conversation about education.<text:note text:id="ftn5"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13140586" text:style-name="L1">
        <text:list-item>
          <text:p text:style-name="P165">What value do educational organizations provide?</text:p>
        </text:list-item>
        <text:list-item>
          <text:p text:style-name="P165">What is their product?</text:p>
        </text:list-item>
        <text:list-item>
          <text:p text:style-name="P165">What role can they play today?</text:p>
        </text:list-item>
      </text:list>
      <text:p text:style-name="P2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4">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118" text:outline-level="3">Review and discussion questions</text:h>
      <text:list xml:id="list131046992227603" text:continue-list="list131045445369524" text:style-name="List_20_1">
        <text:list-item>
          <text:p text:style-name="P135">Massa id neque aliquam vestibulum morbi blandit. Mauris sit amet massa vitae tortor condimentum. Volutpat diam ut venenatis tellus in metus vulputate.</text:p>
        </text:list-item>
        <text:list-item>
          <text:p text:style-name="P135">Massa id neque aliquam vestibulum morbi blandit. Mauris sit amet massa vitae tortor condimentum. Volutpat diam ut venenatis tellus in metus vulputate.</text:p>
        </text:list-item>
        <text:list-item>
          <text:p text:style-name="P135">Massa id neque aliquam vestibulum morbi blandit. Mauris sit amet massa vitae tortor condimentum. Volutpat diam ut venenatis tellus in metus vulputate.</text:p>
        </text:list-item>
      </text:list>
      <text:h text:style-name="P188" text:outline-level="1"><text:bookmark-start text:name="__RefHeading___Toc11329_2537557969"/>Case Studies<text:bookmark-end text:name="__RefHeading___Toc11329_2537557969"/></text:h>
      <text:h text:style-name="P154" text:outline-level="2"><text:bookmark-start text:name="__RefHeading___Toc13367_3512989452"/>Chapter<text:bookmark-end text:name="__RefHeading___Toc13367_3512989452"/></text:h>
      <text:p text:style-name="P86"><text:bookmark-start text:name="__RefHeading___Toc11291_253755796931"/>Author Name<text:bookmark-end text:name="__RefHeading___Toc11291_253755796931"/></text:p>
      <text:p text:style-name="P7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2">Elit pellentesque habitant morbi tristique senectus et netus. Nisi lacus sed viverra tellus in hac. Egestas fringilla phasellus faucibus scelerisque eleifend.</text:p>
      <text:h text:style-name="P119" text:outline-level="3">Review and discussion questions</text:h>
      <text:list xml:id="list131046921560013" text:continue-numbering="true" text:style-name="List_20_1">
        <text:list-item>
          <text:p text:style-name="P136">Massa id neque aliquam vestibulum morbi blandit. Mauris sit amet massa vitae tortor condimentum. Volutpat diam ut venenatis tellus in metus vulputate.</text:p>
        </text:list-item>
        <text:list-item>
          <text:p text:style-name="P136">Massa id neque aliquam vestibulum morbi blandit. Mauris sit amet massa vitae tortor condimentum. Volutpat diam ut venenatis tellus in metus vulputate.</text:p>
        </text:list-item>
        <text:list-item>
          <text:p text:style-name="P136">Massa id neque aliquam vestibulum morbi blandit. Mauris sit amet massa vitae tortor condimentum. Volutpat diam ut venenatis tellus in metus vulputate.</text:p>
        </text:list-item>
      </text:list>
      <text:h text:style-name="P158" text:outline-level="2"><text:bookmark-start text:name="__RefHeading___Toc1915_2434698073"/>What happened when I let my students fork the syllabus<text:bookmark-end text:name="__RefHeading___Toc1915_2434698073"/></text:h>
      <text:p text:style-name="P96"><text:bookmark-start text:name="__RefHeading___Toc11291_2537557969311"/>Heidi Ellis<text:bookmark-end text:name="__RefHeading___Toc11291_2537557969311"/></text:p>
      <text:p text:style-name="P77">I teach a traditional "get to know college" course for freshmen. It's designed to help new students work on the skills they'll need to be successful in college, such as time management, personal management, and communication.</text:p>
      <text:p text:style-name="P26">It's also become a prime opportunity for me to introduce freshman students to the guiding principles of open culture.</text:p>
      <text:p text:style-name="P26">I've developed a method for treating my class as an open organization. To create a more collaborative and inclusive environment, I let the students co-construct the official course syllabus.</text:p>
      <text:p text:style-name="P2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490890899" text:style-name="L2">
        <text:list-item>
          <text:p text:style-name="P166">identifying an aspect of the course yet to be specified (for example, a"disruption policy"),</text:p>
        </text:list-item>
        <text:list-item>
          <text:p text:style-name="P166">discussing (as a group) the constraints of the problem, and</text:p>
        </text:list-item>
        <text:list-item>
          <text:p text:style-name="P166">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6">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3069065000" text:style-name="L3">
        <text:list-item>
          <text:p text:style-name="P167">Lecture: 2‒3 people create and deliver a presentation followed by quiz. Quiz results displayed on the board interactively.</text:p>
        </text:list-item>
        <text:list-item>
          <text:p text:style-name="P167"><text:soft-page-break/>Individual, related presentations: Multiple speakers with connected topics where one talk leads into the next.</text:p>
        </text:list-item>
        <text:list-item>
          <text:p text:style-name="P167">Jeopardy game: 3‒4 people, one person per category. Clues would be facts about the open source topic. The person responsible for the topic would introduce the topic, expand on each clue, and conclude the topic at the end.</text:p>
        </text:list-item>
        <text:list-item>
          <text:p text:style-name="P167">Classroom debate: Six debates on six topics, with 2‒3 people per team. Audience takes notes, asks questions, and assesses performance.</text:p>
        </text:list-item>
        <text:list-item>
          <text:p text:style-name="P167">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text:soft-page-break/>In the future, to better support an open classroom, I would make the following changes:</text:p>
      <text:list xml:id="list418555823" text:style-name="L4">
        <text:list-item>
          <text:p text:style-name="P168">Beginning the class by providing students with information about how open organizations work and examples of open organizations</text:p>
        </text:list-item>
        <text:list-item>
          <text:p text:style-name="P168">Creating one or two in-class activities (early in the term) that allow students to experience open principles and how they work in an organization</text:p>
        </text:list-item>
        <text:list-item>
          <text:p text:style-name="P168">Creating activities to instill a foundation of professionalism (in order to employ open organization principles, students need to have an understanding of the boundaries of professional behavior)</text:p>
        </text:list-item>
        <text:list-item>
          <text:p text:style-name="P168">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6">I found that students were more creative when I gave them more space to create. They came up with very interesting ideas in response to fulfilling a broadly defined assignment. This type of creativity is key for supporting learning.</text:p>
      <text:p text:style-name="P26">Moreover, students clearly felt empowered to exert some agency over their learning. They felt more like they were part of the education process rather than just a consumer of knowledge. I expect that further use of an open approach would allow students to be <text:soft-page-break/>more invested in their learning, thereby producing students who are better prepared for real-world complexity.</text:p>
      <text:p text:style-name="P56">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19" text:outline-level="3">Review and discussion questions</text:h>
      <text:list xml:id="list131047291087470" text:continue-list="list131046921560013" text:style-name="List_20_1">
        <text:list-item>
          <text:p text:style-name="P136">Massa id neque aliquam vestibulum morbi blandit. Mauris sit amet massa vitae tortor condimentum. Volutpat diam ut venenatis tellus in metus vulputate.</text:p>
        </text:list-item>
        <text:list-item>
          <text:p text:style-name="P136">Massa id neque aliquam vestibulum morbi blandit. Mauris sit amet massa vitae tortor condimentum. Volutpat diam ut venenatis tellus in metus vulputate.</text:p>
        </text:list-item>
        <text:list-item>
          <text:p text:style-name="P136">Massa id neque aliquam vestibulum morbi blandit. Mauris sit amet massa vitae tortor condimentum. Volutpat diam ut venenatis tellus in metus vulputate.</text:p>
        </text:list-item>
      </text:list>
      <text:h text:style-name="P148"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4085172846" text:style-name="L5">
        <text:list-item>
          <text:p text:style-name="P169">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69">"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69">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20" text:outline-level="3">Review and discussion questions</text:h>
      <text:list xml:id="list131045403558700" text:continue-list="list131047291087470" text:style-name="List_20_1">
        <text:list-item>
          <text:p text:style-name="P137">Massa id neque aliquam vestibulum morbi blandit. Mauris sit amet massa vitae tortor condimentum. Volutpat diam ut venenatis tellus in metus vulputate.</text:p>
        </text:list-item>
        <text:list-item>
          <text:p text:style-name="P137">Massa id neque aliquam vestibulum morbi blandit. Mauris sit amet massa vitae tortor condimentum. Volutpat diam ut venenatis tellus in metus vulputate.</text:p>
        </text:list-item>
        <text:list-item>
          <text:p text:style-name="P137">Massa id neque aliquam vestibulum morbi blandit. Mauris sit amet massa vitae tortor condimentum. Volutpat diam ut venenatis tellus in metus vulputate.</text:p>
        </text:list-item>
      </text:list>
      <text:h text:style-name="P155" text:outline-level="2"><text:bookmark-start text:name="__RefHeading___Toc10308_1036237620"/>Chapter<text:bookmark-end text:name="__RefHeading___Toc10308_1036237620"/></text:h>
      <text:p text:style-name="P90"><text:bookmark-start text:name="__RefHeading___Toc11291_25375579693111"/>Author Name<text:bookmark-end text:name="__RefHeading___Toc11291_25375579693111"/></text:p>
      <text:p text:style-name="P7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7">Elit pellentesque habitant morbi tristique senectus et netus. Nisi lacus sed viverra tellus in hac. Egestas fringilla phasellus faucibus scelerisque eleifend.</text:p>
      <text:h text:style-name="P121" text:outline-level="3">Review and discussion questions</text:h>
      <text:list xml:id="list131045758503017" text:continue-numbering="true" text:style-name="List_20_1">
        <text:list-item>
          <text:p text:style-name="P138">Massa id neque aliquam vestibulum morbi blandit. Mauris sit amet massa vitae tortor condimentum. Volutpat diam ut venenatis tellus in metus vulputate.</text:p>
        </text:list-item>
        <text:list-item>
          <text:p text:style-name="P138">Massa id neque aliquam vestibulum morbi blandit. Mauris sit amet massa vitae tortor condimentum. Volutpat diam ut venenatis tellus in metus vulputate.</text:p>
        </text:list-item>
        <text:list-item>
          <text:p text:style-name="P138">Massa id neque aliquam vestibulum morbi blandit. Mauris sit amet massa vitae tortor condimentum. Volutpat diam ut venenatis tellus in metus vulputate.</text:p>
        </text:list-item>
      </text:list>
      <text:h text:style-name="P156" text:outline-level="2"><text:bookmark-start text:name="__RefHeading___Toc2373_848053758"/>Confronting linguistic bias: The case for an open human language<text:bookmark-end text:name="__RefHeading___Toc2373_848053758"/></text:h>
      <text:p text:style-name="P91"><text:bookmark-start text:name="__RefHeading___Toc11291_253755796931111"/>Race MoChridhe<text:bookmark-end text:name="__RefHeading___Toc11291_253755796931111"/></text:p>
      <text:p text:style-name="P79">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6" text:note-class="footnote"><text:note-citation/><text:note-body><text:p text:style-name="Footnote">https://doi.org/10.1080/03080188.2016.1165456</text:p></text:note-body></text:note></text:p>
      <text:p text:style-name="P2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8">This perspective has tremendous implications for the way we think about the embedded biases and assumptions in humanistic re<text:soft-page-break/>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8">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7" text:note-class="footnote"><text:note-citation/><text:note-body><text:p text:style-name="Footnote">https://www.airspacemag.com/as-next/as-next-may-unbelievablebuttrue-180968355/</text:p></text:note-body></text:note> to works of poetry<text:note text:id="ftn8" text:note-class="footnote"><text:note-citation/><text:note-body><text:p text:style-name="Footnote">https://www.theguardian.com/theguardian/1999/sep/29/features11.g22</text:p></text:note-body></text:note> nominated for the Nobel Prize).</text:p>
      <text:p text:style-name="P2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8">Although there are now approximately two thousand native speakers of Esperanto, there is no special native speaker role in establishing linguistic norms.<text:note text:id="ftn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0" text:note-class="footnote"><text:note-citation/><text:note-body><text:p text:style-name="Footnote">http://citeseerx.ist.psu.edu/viewdoc/download?doi=10.1.1.492.4267&amp;rep=rep1&amp;type=pdf</text:p></text:note-body></text:note></text:p>
      <text:p text:style-name="P2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text:soft-page-break/>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text:soft-page-break/>Marino to be followed globally, or even just at European scale, the open access ecosystem of the future could potentially guarantee access to research free not only of financial restrictions on access but of linguistic ones as well.</text:p>
      <text:p text:style-name="P2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58">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22" text:outline-level="3">Review and discussion questions</text:h>
      <text:list xml:id="list131045436649831" text:continue-numbering="true" text:style-name="List_20_1">
        <text:list-item>
          <text:p text:style-name="P139">Massa id neque aliquam vestibulum morbi blandit. Mauris sit amet massa vitae tortor condimentum. Volutpat diam ut venenatis tellus in metus vulputate.</text:p>
        </text:list-item>
        <text:list-item>
          <text:p text:style-name="P139">Massa id neque aliquam vestibulum morbi blandit. Mauris sit amet massa vitae tortor condimentum. Volutpat diam ut venenatis tellus in metus vulputate.</text:p>
        </text:list-item>
        <text:list-item>
          <text:p text:style-name="P139">Massa id neque aliquam vestibulum morbi blandit. Mauris sit amet massa vitae tortor condimentum. Volutpat diam ut venenatis tellus in metus vulputate.</text:p>
        </text:list-item>
      </text:list>
      <text:h text:style-name="P148"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4033297459" text:style-name="L6">
        <text:list-item>
          <text:p text:style-name="P170">Electronic signature of documents as part of moving to a paperless system</text:p>
        </text:list-item>
        <text:list-item>
          <text:p text:style-name="P170">One gigabit bandwidth to the desktop</text:p>
        </text:list-item>
        <text:list-item>
          <text:p text:style-name="P170">Technology training and certification for IT pros and IT consultants</text:p>
        </text:list-item>
        <text:list-item>
          <text:p text:style-name="P170">Unlimited storage for all students, faculty, and staff</text:p>
        </text:list-item>
        <text:list-item>
          <text:p text:style-name="P170">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29656811" text:style-name="L7">
        <text:list-item>
          <text:p text:style-name="P142">Ideas that are great, but not directly applicable to the customer/community</text:p>
        </text:list-item>
        <text:list-item>
          <text:p text:style-name="P142"><text:soft-page-break/>Ideas for solutions that were actually already available as part of our current IT infrastructure and resources</text:p>
        </text:list-item>
        <text:list-item>
          <text:p text:style-name="P142">Ideas that were clearly "quick wins," something we could implement in a day (or less)</text:p>
        </text:list-item>
        <text:list-item>
          <text:p text:style-name="P142">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23" text:outline-level="3">Review and discussion questions</text:h>
      <text:list xml:id="list131047275988663" text:continue-list="list131045436649831" text:style-name="List_20_1">
        <text:list-item>
          <text:p text:style-name="P140">Massa id neque aliquam vestibulum morbi blandit. Mauris sit amet massa vitae tortor condimentum. Volutpat diam ut venenatis tellus in metus vulputate.</text:p>
        </text:list-item>
        <text:list-item>
          <text:p text:style-name="P140">Massa id neque aliquam vestibulum morbi blandit. Mauris sit amet massa vitae tortor condimentum. Volutpat diam ut venenatis tellus in metus vulputate.</text:p>
        </text:list-item>
        <text:list-item>
          <text:p text:style-name="P140">Massa id neque aliquam vestibulum morbi blandit. Mauris sit amet massa vitae tortor condimentum. Volutpat diam ut venenatis tellus in metus vulputate.</text:p>
        </text:list-item>
      </text:list>
      <text:h text:style-name="P154" text:outline-level="2"><text:bookmark-start text:name="__RefHeading___Toc13369_3512989452"/>How our non-profit works openly to make education accessible<text:bookmark-end text:name="__RefHeading___Toc13369_3512989452"/></text:h>
      <text:p text:style-name="P95"><text:bookmark-start text:name="__RefHeading___Toc11291_253755796932"/>Tanner Johnson<text:bookmark-end text:name="__RefHeading___Toc11291_253755796932"/></text:p>
      <text:p text:style-name="P73">I'm lucky to work with a team of impressive students at Duke University who are leaders in their classrooms and beyond. As members of CSbyUs,<text:note text:id="ftn1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2">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15" text:note-class="footnote"><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6" text:note-class="footnote"><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8" text:note-class="footnote"><text:note-citation/><text:note-body><text:p text:style-name="Footnote">http://csbyus.org/</text:p></text:note-body></text:note></text:p>
      <text:p text:style-name="P2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2">Regardless of whether you work—on a software development team, in a classroom, or, heck, even in your family—principles like transparency and community are almost always the best foundation for a successful organization.</text:p>
      <text:p text:style-name="P52">Tanner <text:span text:style-name="T46">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23" text:outline-level="3">Review and discussion questions</text:h>
      <text:list xml:id="list131046672098767" text:continue-numbering="true" text:style-name="List_20_1">
        <text:list-item>
          <text:p text:style-name="P140">Massa id neque aliquam vestibulum morbi blandit. Mauris sit amet massa vitae tortor condimentum. Volutpat diam ut venenatis tellus in metus vulputate.</text:p>
        </text:list-item>
        <text:list-item>
          <text:p text:style-name="P140">Massa id neque aliquam vestibulum morbi blandit. Mauris sit amet massa vitae tortor condimentum. Volutpat diam ut venenatis tellus in metus vulputate.</text:p>
        </text:list-item>
        <text:list-item>
          <text:p text:style-name="P140">Massa id neque aliquam vestibulum morbi blandit. Mauris sit amet massa vitae tortor condimentum. Volutpat diam ut venenatis tellus in metus vulputate.</text:p>
        </text:list-item>
      </text:list>
      <text:h text:style-name="P157" text:outline-level="2"><text:bookmark-start text:name="__RefHeading___Toc1892_2434698073"/>Making computer science curricula as adaptable as our code<text:bookmark-end text:name="__RefHeading___Toc1892_2434698073"/></text:h>
      <text:p text:style-name="P89"><text:bookmark-start text:name="__RefHeading___Toc11291_2537557969321"/>Amarachi Achonu<text:bookmark-end text:name="__RefHeading___Toc11291_2537557969321"/></text:p>
      <text:p text:style-name="P76">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5">Our team at CSbyUs noticed this scarcity, and we've created an open source web platform to facilitate more flexible, adaptable, and tested curricula for computer science educators.<text:note text:id="ftn1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2">"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5">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5">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5">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24" text:outline-level="3">Review and discussion questions</text:h>
      <text:list xml:id="list131046223877987" text:continue-numbering="true" text:style-name="List_20_1">
        <text:list-item>
          <text:p text:style-name="P141">Massa id neque aliquam vestibulum morbi blandit. Mauris sit amet massa vitae tortor condimentum. Volutpat diam ut venenatis tellus in metus vulputate.</text:p>
        </text:list-item>
        <text:list-item>
          <text:p text:style-name="P141">Massa id neque aliquam vestibulum morbi blandit. Mauris sit amet massa vitae tortor condimentum. Volutpat diam ut venenatis tellus in metus vulputate.</text:p>
        </text:list-item>
        <text:list-item>
          <text:p text:style-name="P141">Massa id neque aliquam vestibulum morbi blandit. Mauris sit amet massa vitae tortor condimentum. Volutpat diam ut venenatis tellus in metus vulputate.</text:p>
        </text:list-item>
      </text:list>
      <text:h text:style-name="P189" text:outline-level="1"><text:bookmark-start text:name="__RefHeading___Toc588_2023088379"/>Activities<text:bookmark-end text:name="__RefHeading___Toc588_2023088379"/></text:h>
      <text:h text:style-name="P159" text:outline-level="2"><text:bookmark-start text:name="__RefHeading___Toc13371_3512989452"/>Chapter (with <text:span text:style-name="T40">activity</text:span>)<text:bookmark-end text:name="__RefHeading___Toc13371_3512989452"/></text:h>
      <text:p text:style-name="P92"><text:bookmark-start text:name="__RefHeading___Toc1545_2651233811"/>Author Name<text:bookmark-end text:name="__RefHeading___Toc1545_2651233811"/></text:p>
      <text:p text:style-name="P99"><text:span text:style-name="Chapter_20_Type_20_Title"><text:span text:style-name="T40">activity</text:span></text:span></text:p>
      <text:p text:style-name="P99"><text:span text:style-name="T26">Time required</text:span>: Massa id neque aliquam vestibulum morbi blandit. Mauris sit amet massa vitae tortor condimentum. Volutpat diam ut venenatis tellus in metus vulputate.</text:p>
      <text:p text:style-name="P99">Materials <text:span text:style-name="T26">necessary</text:span>: Volutpat diam ut venenatis tellus in metus vulputate.</text:p>
      <text:p text:style-name="P8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07" text:outline-level="3">Facilitation steps</text:h>
      <text:p text:style-name="P29"><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29"><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59" text:outline-level="2"><text:bookmark-start text:name="__RefHeading___Toc13375_3512989452"/>Chapter (with <text:span text:style-name="T40">activity</text:span>)<text:bookmark-end text:name="__RefHeading___Toc13375_3512989452"/></text:h>
      <text:p text:style-name="P92"><text:bookmark-start text:name="__RefHeading___Toc1545_26512338111"/>Author Name<text:bookmark-end text:name="__RefHeading___Toc1545_26512338111"/></text:p>
      <text:p text:style-name="P99"><text:span text:style-name="Chapter_20_Type_20_Title"><text:span text:style-name="T40">activity</text:span></text:span></text:p>
      <text:p text:style-name="P99"><text:span text:style-name="T26">Time required</text:span>: Massa id neque aliquam vestibulum morbi blandit. Mauris sit amet massa vitae tortor condimentum. Volutpat diam ut venenatis tellus in metus vulputate.</text:p>
      <text:p text:style-name="P99">Materials <text:span text:style-name="T26">necessary</text:span>: Volutpat diam ut venenatis tellus in metus vulputate.</text:p>
      <text:p text:style-name="P8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07" text:outline-level="3">Facilitation steps</text:h>
      <text:p text:style-name="P29"><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29"><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59" text:outline-level="2"><text:bookmark-start text:name="__RefHeading___Toc13379_3512989452"/>Chapter (with <text:span text:style-name="T40">activity</text:span>)<text:bookmark-end text:name="__RefHeading___Toc13379_3512989452"/></text:h>
      <text:p text:style-name="P92"><text:bookmark-start text:name="__RefHeading___Toc1545_26512338112"/>Author Name<text:bookmark-end text:name="__RefHeading___Toc1545_26512338112"/></text:p>
      <text:p text:style-name="P99"><text:span text:style-name="Chapter_20_Type_20_Title"><text:span text:style-name="T40">activity</text:span></text:span></text:p>
      <text:p text:style-name="P99"><text:span text:style-name="T26">Time required</text:span>: Massa id neque aliquam vestibulum morbi blandit. Mauris sit amet massa vitae tortor condimentum. Volutpat diam ut venenatis tellus in metus vulputate.</text:p>
      <text:p text:style-name="P99">Materials <text:span text:style-name="T26">necessary</text:span>: Volutpat diam ut venenatis tellus in metus vulputate.</text:p>
      <text:p text:style-name="P8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07" text:outline-level="3">Facilitation steps</text:h>
      <text:p text:style-name="P29"><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29"><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29"><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47" text:outline-level="2"><text:bookmark-start text:name="__RefHeading___Toc2784_4119693890"/>Performing the collaborative dilemma<text:bookmark-end text:name="__RefHeading___Toc2784_4119693890"/></text:h>
      <text:p text:style-name="P82"><text:bookmark-start text:name="__RefHeading___Toc11456_253755796911"/>Gina Likins<text:bookmark-end text:name="__RefHeading___Toc11456_253755796911"/></text:p>
      <text:p text:style-name="P99"><text:span text:style-name="Chapter_20_Type_20_Title"><text:span text:style-name="T41">Activity</text:span></text:span></text:p>
      <text:p text:style-name="P97"><text:span text:style-name="T23">Estimated time to complete</text:span>: <text:span text:style-name="T28">30‒60 minutes</text:span></text:p>
      <text:p text:style-name="P97"><text:span text:style-name="T28">Materials needed</text:span>: <text:span text:style-name="T28">Two varieties of prizes, one "choice card" for every participant, a whiteboard and markers, signs that read "30 seconds" and "20 seconds"</text:span></text:p>
      <text:p text:style-name="P69">I wanted groups to experience open source values in a very concrete, hands-on way—so I created a game called "Candy or Swag,"<text:note text:id="ftn20" text:note-class="footnote"><text:note-citation/><text:note-body><text:p text:style-name="P39">Adapted from "Teaching the Prisoner's Dilemma More Effectively: Engaging the participants," by Michael A. McPherson and Michael L. Nieswiadomy (http://www.cas.unt.edu/~mcpherson/papers/mcpherson_nieswiadomy_jee.pdf)</text:p></text:note-body></text:note> which is based on The Prisoner's Dilemma.<text:note text:id="ftn21" text:note-class="footnote"><text:note-citation/><text:note-body><text:p text:style-name="P39"><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9">In this chapter, I'll explain how I run "Candy or Swag," including game setup, instructions for play, and hints for facilitation.</text:p>
      <text:h text:style-name="Heading_20_3" text:outline-level="3"><text:soft-page-break/>Facilitation steps</text:h>
      <text:h text:style-name="P108" text:outline-level="3">Phase 1: Preparation</text:h>
      <text:p text:style-name="P4"><text:span text:style-name="Exercise_20_Step">Step 1.</text:span> Gather materials. For this exercise, you will need four things:</text:p>
      <text:list xml:id="list3977870791" text:style-name="L8">
        <text:list-item>
          <text:p text:style-name="P171"><text:span text:style-name="T14">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71"><text:span text:style-name="T14">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71"><text:span text:style-name="T14">A whiteboard and whiteboard markers or printed sheets to distribute with the payoff matrix</text:span> (see Figure 1).</text:p>
        </text:list-item>
        <text:list-item>
          <text:p text:style-name="P171"><text:span text:style-name="T28">Signs (handwritten is fine) reading "30 seconds" and "20 seconds."</text:span> </text:p>
        </text:list-item>
      </text:list>
      <text:p text:style-name="P4"><text:span text:style-name="Exercise_20_Step">Step 2.</text:span> Place a choice card at each participant's desk.</text:p>
      <text:h text:style-name="P109" text:outline-level="3">Phase 2: Game Play</text:h>
      <text:p text:style-name="P5"><text:span text:style-name="Exercise_20_Step">Step 1.</text:span> Explain the rules to participants. Here they are:</text:p>
      <text:list xml:id="list2083025164" text:style-name="L9">
        <text:list-item>
          <text:p text:style-name="P172"><text:soft-page-break/><text:span text:style-name="Emphasis">No talking from this point forward. Anyone who talks gets neither candy nor swag.</text:span></text:p>
        </text:list-item>
        <text:list-item>
          <text:p text:style-name="P172"><text:span text:style-name="Emphasis">You have a choice card in front of you. When I say so, pick up the card and hold it so that your choice (of candy or swag) is facing up and the other side is hidden by your hand.</text:span></text:p>
        </text:list-item>
        <text:list-item>
          <text:p text:style-name="P172"><text:span text:style-name="Emphasis">I'll come around and tally your choices, so make sure to hold your card so I can see it but no one else can. If you want "candy," for example, hold the card so I can see "candy" when I come around.</text:span></text:p>
        </text:list-item>
        <text:list-item>
          <text:p text:style-name="P172"><text:span text:style-name="Emphasis">Here's the twist: Whether you receive candy, swag—or nothing at all!—is based on what choices the whole group makes, based on a payoff matrix.</text:span></text:p>
        </text:list-item>
        <text:list-item>
          <text:p text:style-name="P172"><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00">Everyone</text:p>
          </table:table-cell>
          <table:table-cell table:style-name="Table1.C2" office:value-type="string">
            <text:p text:style-name="P100">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00">No one</text:p>
          </table:table-cell>
          <table:table-cell table:style-name="Table1.C2" office:value-type="string">
            <text:p text:style-name="P100">No one</text:p>
          </table:table-cell>
        </table:table-row>
      </table:table>
      <text:p text:style-name="Figure_20_caption">Figure 1: <text:span text:style-name="T30">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4">"We are going to try playing the game a little differently—in a way that's more </text:span><text:span text:style-name="T16">'</text:span><text:span text:style-name="T14">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4">9</text:span></text:span><text:span text:style-name="Exercise_20_Step">.</text:span> Explain these new rules:</text:p>
      <text:list xml:id="list1682327540" text:style-name="L10">
        <text:list-item>
          <text:p text:style-name="P143"><text:span text:style-name="Emphasis">You will have one minute from when I say "go" to collaborate as a group before each of you again chooses candy or swag.</text:span></text:p>
        </text:list-item>
        <text:list-item>
          <text:p text:style-name="P143"><text:span text:style-name="Emphasis">I'll hold up signs telling you when you have 30 seconds left, then 20 seconds left, then count down the last ten.</text:span></text:p>
        </text:list-item>
        <text:list-item>
          <text:p text:style-name="P143"><text:span text:style-name="Emphasis">All the rest of the rules are the same. Remember to choose the card for the prize you want, then hold it so that I am the only person who can see your choice.</text:span></text:p>
        </text:list-item>
      </text:list>
      <text:p text:style-name="P17"><text:span text:style-name="Exercise_20_Step">Step </text:span><text:span text:style-name="Exercise_20_Step"><text:span text:style-name="T34">10</text:span></text:span><text:span text:style-name="Exercise_20_Step">.</text:span> Say <text:span text:style-name="T14">"Go."</text:span></text:p>
      <text:p text:style-name="P17"><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7"><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17"><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17"><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7"><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7">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2064542880" text:style-name="L11">
        <text:list-item>
          <text:p text:style-name="P173">"A lot of people are greedy (i.e., want swag)."</text:p>
        </text:list-item>
        <text:list-item>
          <text:p text:style-name="P173">"There's no way to tell who is asking for what."</text:p>
        </text:list-item>
        <text:list-item>
          <text:p text:style-name="P173">"There were a lot of people who were trying to do the right thing so everyone could get candy at least."</text:p>
        </text:list-item>
      </text:list>
      <text:p text:style-name="P17">After I've changed the rules to allow for more collaboration, however, the participants immediately figure out that if they work together they can <text:span text:style-name="T14">all</text:span> get candy every round, and they can <text:span text:style-name="T14">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7">One group was particularly illustrative. Apparently, there'd been some interpersonal drama earlier in the week and tensions in the group were high. When they first played the collaboration round, they came up with a plan—but someone "cheated"<text:note text:id="ftn22" text:note-class="footnote"><text:note-citation/><text:note-body><text:p text:style-name="P40">I have "cheated<text:span text:style-name="T29">"</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7">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17">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7">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43">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5">five</text:span>. She's passionate about finding ways to help our open source communities thrive and be more welcoming for everyone.</text:p>
      <text:h text:style-name="P160" text:outline-level="2"><text:bookmark-start text:name="__RefHeading___Toc13015_2537557969"/>Open organizations on Mars<text:bookmark-end text:name="__RefHeading___Toc13015_2537557969"/></text:h>
      <text:p text:style-name="P83"><text:bookmark-start text:name="__RefHeading___Toc13017_2537557969"/>Heidi Ellis<text:bookmark-end text:name="__RefHeading___Toc13017_2537557969"/></text:p>
      <text:p text:style-name="Callout"><text:span text:style-name="Chapter_20_Type_20_Title">Exercise</text:span></text:p>
      <text:p text:style-name="P98"><text:span text:style-name="T23">Estimated time to complete</text:span>: <text:span text:style-name="T32">90 minutes</text:span></text:p>
      <text:p text:style-name="P98"><text:span text:style-name="T23">Materials needed</text:span>: <text:span text:style-name="T33">The Open Organization Maturity Model, score cards, writing utensils, notepads, and paper</text:span></text:p>
      <text:p text:style-name="P7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8">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10"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3">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10"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23" text:note-class="footnote"><text:note-citation/><text:note-body><text:p text:style-name="P41">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752319223" text:style-name="L12">
        <text:list-item>
          <text:p text:style-name="P174">Transparency</text:p>
        </text:list-item>
        <text:list-item>
          <text:p text:style-name="P174">Inclusivity</text:p>
        </text:list-item>
        <text:list-item>
          <text:p text:style-name="P174">Adaptability</text:p>
        </text:list-item>
        <text:list-item>
          <text:p text:style-name="P174">Collaboration</text:p>
        </text:list-item>
        <text:list-item>
          <text:p text:style-name="P174">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4">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3052265889" text:style-name="L13">
        <text:list-item>
          <text:p text:style-name="P175">Which aspects of your community are most mature? Why did you design them in the manner that you did?</text:p>
        </text:list-item>
        <text:list-item>
          <text:p text:style-name="P175">Which aspects of your community are least mature? Why did you design them in the manner that you did?</text:p>
        </text:list-item>
        <text:list-item>
          <text:p text:style-name="P175">What underlying assumptions did you make when you designed the culture?</text:p>
        </text:list-item>
        <text:list-item>
          <text:p text:style-name="P175"><text:soft-page-break/>What changes might you suggest to move the least mature aspects of the community to be more mature? What sort of changes would that require in the community?</text:p>
        </text:list-item>
        <text:list-item>
          <text:p text:style-name="P175">Given the current state of your community, what sort of a process would you envision to help the community become more mature with respect to being an open organization?</text:p>
        </text:list-item>
      </text:list>
      <text:p text:style-name="P4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1" text:outline-level="2"/>
      <text:h text:style-name="P186" text:outline-level="1"><text:bookmark-start text:name="__RefHeading___Toc822_1232125672"/>Appendix<text:bookmark-end text:name="__RefHeading___Toc822_1232125672"/></text:h>
      <text:h text:style-name="P162" text:outline-level="2"><text:bookmark-start text:name="__RefHeading___Toc13383_3512989452"/>The Open Organization Definition<text:bookmark-end text:name="__RefHeading___Toc13383_3512989452"/></text:h>
      <text:p text:style-name="P93"><text:bookmark-start text:name="__RefHeading___Toc5173_772903223"/>The Open Organization Ambassadors<text:bookmark-end text:name="__RefHeading___Toc5173_772903223"/></text:p>
      <text:h text:style-name="P111" text:outline-level="3">Preamble</text:h>
      <text:p text:style-name="P3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49893633" text:style-name="L14">
        <text:list-item>
          <text:p text:style-name="P176"><text:span text:style-name="Inline_20_Subhead">Greater agility</text:span>, as members are more capable of working toward goals in unison and with shared vision;</text:p>
        </text:list-item>
        <text:list-item>
          <text:p text:style-name="P176"><text:span text:style-name="Inline_20_Subhead">Faster innovation</text:span>, as ideas from both inside and outside the organization receive more equitable consideration and rapid experimentation, and;</text:p>
        </text:list-item>
        <text:list-item>
          <text:p text:style-name="P176"><text:span text:style-name="Inline_20_Subhead">Increased engagement</text:span>, as members clearly see connections between their particular activities and an organization's overarching values, mission, and spirit.</text:p>
        </text:list-item>
      </text:list>
      <text:p text:style-name="P33">But openness is fluid. Openness is multifaceted. Openness is contested.</text:p>
      <text:p text:style-name="P33">While every organization is different—and therefore every example of an open organization is unique—we believe these five characteristics serve as the basic conditions for openness in most contexts:</text:p>
      <text:list xml:id="list3649542105" text:style-name="L15">
        <text:list-item>
          <text:p text:style-name="P177">Transparency</text:p>
        </text:list-item>
        <text:list-item>
          <text:p text:style-name="P177">Inclusivity</text:p>
        </text:list-item>
        <text:list-item>
          <text:p text:style-name="P177">Adaptability</text:p>
        </text:list-item>
        <text:list-item>
          <text:p text:style-name="P177">Collaboration</text:p>
        </text:list-item>
        <text:list-item>
          <text:p text:style-name="P177">Community</text:p>
        </text:list-item>
      </text:list>
      <text:h text:style-name="P111" text:outline-level="3">Characteristics of an open organization</text:h>
      <text:p text:style-name="P33">Open organizations take many shapes. Their sizes, compositions, and missions vary. But the following five characteristics are the hallmarks of any open organization.</text:p>
      <text:p text:style-name="P33"><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3">That fact makes explaining any one of the characteristics difficult without reference to the others.</text:p>
      <text:h text:style-name="P111" text:outline-level="3">Transparency</text:h>
      <text:p text:style-name="P3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962788392" text:style-name="L16">
        <text:list-item>
          <text:p text:style-name="P178">Everyone working on a project or initiative has access to all pertinent materials by default.</text:p>
        </text:list-item>
        <text:list-item>
          <text:p text:style-name="P178">People willingly disclose their work, invite participation on projects before those projects are complete and/or "final," and respond positively to request for additional details.</text:p>
        </text:list-item>
        <text:list-item>
          <text:p text:style-name="P178">People affected by decisions can access and review the processes and arguments that lead to those decisions, and they can comment on and respond to them.</text:p>
        </text:list-item>
        <text:list-item>
          <text:p text:style-name="P178">Leaders encourage others to tell stories about both their failures and their successes without fear of repercussion; associates are forthcoming about both.</text:p>
        </text:list-item>
        <text:list-item>
          <text:p text:style-name="P178">People value both success and failures for the lessons they provide.</text:p>
        </text:list-item>
        <text:list-item>
          <text:p text:style-name="P178"><text:soft-page-break/>Goals are public and explicit, and people working on projects clearly indicate roles and responsibilities to enhance accountability.</text:p>
        </text:list-item>
      </text:list>
      <text:h text:style-name="P111" text:outline-level="3">Inclusivity</text:h>
      <text:p text:style-name="P3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2705647806" text:style-name="L17">
        <text:list-item>
          <text:p text:style-name="P179">Technical channels and social norms for encouraging diverse points of view are well-established and obvious.</text:p>
        </text:list-item>
        <text:list-item>
          <text:p text:style-name="P179">Protocols and procedures for participation are clear, widely available, and acknowledged, allowing for constructive inclusion of diverse perspectives.</text:p>
        </text:list-item>
        <text:list-item>
          <text:p text:style-name="P179">The organization features multiple channels and/or methods for receiving feedback in order to accommodate people's preferences.</text:p>
        </text:list-item>
        <text:list-item>
          <text:p text:style-name="P179">Leaders regularly assess and respond to feedback they receive, and cultivate a culture that encourages frequent dialog regarding this feedback.</text:p>
        </text:list-item>
        <text:list-item>
          <text:p text:style-name="P179">Leaders are conscious of voices not present in dialog and actively seek to include or incorporate them.</text:p>
        </text:list-item>
        <text:list-item>
          <text:p text:style-name="P179">People feel a duty to voice opinions on issues relevant to their work or about which they are passionate.</text:p>
        </text:list-item>
        <text:list-item>
          <text:p text:style-name="P179">People work transparently and share materials via common standards and/or agreed-upon platforms that do not prevent others from accessing or modifying them.</text:p>
        </text:list-item>
      </text:list>
      <text:h text:style-name="P111" text:outline-level="3"><text:soft-page-break/>Adaptability</text:h>
      <text:p text:style-name="P3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3">In open organizations, adaptability looks like:</text:p>
      <text:list xml:id="list993090357" text:style-name="L18">
        <text:list-item>
          <text:p text:style-name="P180">Feedback mechanisms are accessible both to members of the organization and to outside members, who can offer suggestions.</text:p>
        </text:list-item>
        <text:list-item>
          <text:p text:style-name="P180">Feedback mechanisms allow and encourage peers to assist one another without managerial oversight, if necessary.</text:p>
        </text:list-item>
        <text:list-item>
          <text:p text:style-name="P180">Leaders work to ensure that feedback loops genuinely and materially impact the ways people in the organization operate.</text:p>
        </text:list-item>
        <text:list-item>
          <text:p text:style-name="P180">Processes for collective problem solving, collaborative decision making, and continuous learning are in place, and the organization rewards both personal and team learning to reinforce a growth mindset.</text:p>
        </text:list-item>
        <text:list-item>
          <text:p text:style-name="P180">People tend to understand the context for the changes they're making or experiencing.</text:p>
        </text:list-item>
        <text:list-item>
          <text:p text:style-name="P180">People are not afraid to make mistakes, yet projects and teams are comfortable adapting their pre-existing work to project-specific contexts in order to avoid repeated failures.</text:p>
        </text:list-item>
      </text:list>
      <text:h text:style-name="P111" text:outline-level="3">Collaboration</text:h>
      <text:p text:style-name="P35">Work in an open organization involves multiple parties by default. Participants believe that joint work produces better (more <text:soft-page-break/>effective, more sustainable) outcomes, and specifically seek to involve others in their efforts (see also <text:span text:style-name="T14">inclusivity</text:span>). Products of work in open organizations afford additional enhancement and revision, even by those not affiliated with the organization (see also <text:span text:style-name="T14">adaptability</text:span>).</text:p>
      <text:list xml:id="list2971016636" text:style-name="L19">
        <text:list-item>
          <text:p text:style-name="P181">People tend to believe that working together produces better results.</text:p>
        </text:list-item>
        <text:list-item>
          <text:p text:style-name="P181">People tend to begin work collaboratively, rather than "add collaboration" after they've each completed individual components of work.</text:p>
        </text:list-item>
        <text:list-item>
          <text:p text:style-name="P181">People tend to engage partners outside their immediate teams when undertaking new projects.</text:p>
        </text:list-item>
        <text:list-item>
          <text:p text:style-name="P181">Work produced collaboratively is easily available internally for others to build upon.</text:p>
        </text:list-item>
        <text:list-item>
          <text:p text:style-name="P181">Work produced collaboratively is available externally for creators outside the organization to use in potentially unforeseen ways.</text:p>
        </text:list-item>
        <text:list-item>
          <text:p text:style-name="P181">People can discover, provide feedback on, and join work in progress easily—and are welcomed to do so.</text:p>
        </text:list-item>
      </text:list>
      <text:h text:style-name="P112" text:outline-level="3">Community</text:h>
      <text:p text:style-name="P3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2056405350" text:style-name="L20">
        <text:list-item>
          <text:p text:style-name="P182">Shared values and principles that inform decision-making and assessment processes are clear and obvious to members.</text:p>
        </text:list-item>
        <text:list-item>
          <text:p text:style-name="P182">People feel equipped and empowered to make meaningful contributions to collaborative work.</text:p>
        </text:list-item>
        <text:list-item>
          <text:p text:style-name="P182">Leaders mentor others and demonstrate strong accountability to the group by modeling shared values and principles.</text:p>
        </text:list-item>
        <text:list-item>
          <text:p text:style-name="P182"><text:soft-page-break/>People have a common language and work together to ensure that ideas do not get "lost in translation," and they are comfortable sharing their knowledge and stories to further the group's work.</text:p>
        </text:list-item>
      </text:list>
      <text:p text:style-name="P60">Version <text:span text:style-name="T21">2</text:span>.0<text:line-break/><text:span text:style-name="T21">April</text:span> 201<text:span text:style-name="T21">7</text:span><text:line-break/><text:span text:style-name="T22">github.com/open-organization-ambassadors/open-org-definition</text:span></text:p>
      <text:p text:style-name="P125"/>
      <text:h text:style-name="P186" text:outline-level="1"><text:bookmark-start text:name="__RefHeading___Toc842_1232125672"/>Learn More<text:bookmark-end text:name="__RefHeading___Toc842_1232125672"/></text:h>
      <text:h text:style-name="P163" text:outline-level="2"><text:bookmark-start text:name="__RefHeading___Toc2382_190016556"/>Additional <text:span text:style-name="T19">resources</text:span><text:bookmark-end text:name="__RefHeading___Toc2382_190016556"/></text:h>
      <text:h text:style-name="P113" text:outline-level="3">Book series</text:h>
      <text:p text:style-name="P30">Continue reading about the future of work, management, and leadership in the <text:span text:style-name="T14">Open Organization</text:span><text:span text:style-name="T3"> book series. Get started at opensource.com/open-organization/resources/book-series.</text:span></text:p>
      <text:h text:style-name="P113" text:outline-level="3"><text:span text:style-name="T11">M</text:span><text:span text:style-name="T3">ailing list</text:span></text:h>
      <text:p text:style-name="P29"><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07" text:outline-level="3">The "Open Organization Highlights" newsletter</text:h>
      <text:p text:style-name="P29"><text:span text:style-name="T4">Get open organization stories sent directly to your inbox. Visit </text:span><text:span text:style-name="T6">opensource.com/open-organization/resources/newsletter</text:span><text:span text:style-name="T4"> to sign up.</text:span></text:p>
      <text:h text:style-name="P107" text:outline-level="3">Discussion <text:span text:style-name="T20">g</text:span>uides</text:h>
      <text:p text:style-name="P29"><text:span text:style-name="T7">Want to start your own </text:span><text:span text:style-name="T15">Open Organization</text:span><text:span text:style-name="T7"> book club? Download free discussion guides for help getting started. Just visit opensource.com/open-organization/resources/.</text:span></text:p>
      <text:h text:style-name="P164" text:outline-level="2"><text:bookmark-start text:name="__RefHeading___Toc13385_3512989452"/>Get involved<text:bookmark-end text:name="__RefHeading___Toc13385_3512989452"/></text:h>
      <text:h text:style-name="P107" text:outline-level="3">Share this book</text:h>
      <text:p text:style-name="P31">We've licensed this book with a Creative Commons license, so you're free to share a copy with anyone who might benefit from learning more about the ways open source values are changing organizations today. See the copyright statement for more detail.</text:p>
      <text:h text:style-name="P114" text:outline-level="3">Tell your story</text:h>
      <text:p text:style-name="P32">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15" text:outline-level="3">Join the community</text:h>
      <text:p text:style-name="P2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normal"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06</text:page-number></text:p>
      </style:footer>
    </style:master-page>
    <style:master-page style:name="Start_20_Page" style:display-name="Start Page" style:page-layout-name="Mpm2" style:next-style-name="Standard">
      <style:footer>
        <text:p text:style-name="Footer"><text:page-number text:select-page="current">10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18</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8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5H53M34S</meta:editing-duration>
    <meta:editing-cycles>751</meta:editing-cycles>
    <dc:title>Open Organization Book</dc:title>
    <dc:date>2019-05-21T13:10:36.678410527</dc:date>
    <meta:document-statistic meta:table-count="3" meta:image-count="0" meta:object-count="0" meta:page-count="118" meta:paragraph-count="739" meta:word-count="23469" meta:character-count="152821" meta:non-whitespace-character-count="130268"/>
    <meta:template xlink:type="simple" xlink:actuate="onRequest" xlink:title="Open Organization Book" xlink:href="../../../../.config/libreoffice/4/user/template/Open%20Organization%20Book.ott" meta:date="2017-03-02T13:55:41.957328267"/>
  </office:meta>
</office:document-meta>
</file>